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7.28" calcext:value-type="float">
            <text:p>17,28</text:p>
          </table:table-cell>
          <table:table-cell table:formula="of:=[.G115]" office:value-type="float" office:value="19.08" calcext:value-type="float">
            <text:p>19,08</text:p>
          </table:table-cell>
          <table:table-cell table:formula="of:=[.L115]" office:value-type="float" office:value="17.54" calcext:value-type="float">
            <text:p>17,54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54.002" calcext:value-type="float">
            <text:p>54,002</text:p>
          </table:table-cell>
          <table:table-cell table:formula="of:=[.H115]" office:value-type="float" office:value="50.15" calcext:value-type="float">
            <text:p>50,15</text:p>
          </table:table-cell>
          <table:table-cell table:formula="of:=[.M115]" office:value-type="float" office:value="59.598" calcext:value-type="float">
            <text:p>59,59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09" calcext:value-type="float">
            <text:p>2,09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3.686" calcext:value-type="float">
            <text:p>3,68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10.6790261728306" calcext:value-type="float">
            <text:p>10,6790261728306</text:p>
          </table:table-cell>
          <table:table-cell table:formula="of:=[.G116]" office:value-type="float" office:value="9.39965956830353" calcext:value-type="float">
            <text:p>9,39965956830353</text:p>
          </table:table-cell>
          <table:table-cell table:formula="of:=[.L116]" office:value-type="float" office:value="6.64593108601045" calcext:value-type="float">
            <text:p>6,64593108601045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11.1832283353243" calcext:value-type="float">
            <text:p>11,1832283353243</text:p>
          </table:table-cell>
          <table:table-cell table:formula="of:=[.H116]" office:value-type="float" office:value="10.3239575744963" calcext:value-type="float">
            <text:p>10,3239575744963</text:p>
          </table:table-cell>
          <table:table-cell table:formula="of:=[.M116]" office:value-type="float" office:value="7.01106240166211" calcext:value-type="float">
            <text:p>7,01106240166211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0412310562561767" calcext:value-type="float">
            <text:p>0,041231056256177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979999999999999" calcext:value-type="float">
            <text:p>0,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2.4" calcext:value-type="float">
            <text:p>12,4</text:p>
          </table:table-cell>
          <table:table-cell table:formula="of:=[.G225]" office:value-type="float" office:value="13.58" calcext:value-type="float">
            <text:p>13,58</text:p>
          </table:table-cell>
          <table:table-cell table:formula="of:=[.L225]" office:value-type="float" office:value="13.6" calcext:value-type="float">
            <text:p>13,6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9.144" calcext:value-type="float">
            <text:p>49,144</text:p>
          </table:table-cell>
          <table:table-cell table:formula="of:=[.H225]" office:value-type="float" office:value="72.622" calcext:value-type="float">
            <text:p>72,622</text:p>
          </table:table-cell>
          <table:table-cell table:formula="of:=[.M225]" office:value-type="float" office:value="48.534" calcext:value-type="float">
            <text:p>48,534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082" calcext:value-type="float">
            <text:p>2,082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3.858" calcext:value-type="float">
            <text:p>3,85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9.77547952787995" calcext:value-type="float">
            <text:p>9,77547952787995</text:p>
          </table:table-cell>
          <table:table-cell table:formula="of:=[.G226]" office:value-type="float" office:value="9.78588779825316" calcext:value-type="float">
            <text:p>9,78588779825316</text:p>
          </table:table-cell>
          <table:table-cell table:formula="of:=[.L226]" office:value-type="float" office:value="11.0959452053442" calcext:value-type="float">
            <text:p>11,0959452053442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9.99157965488942" calcext:value-type="float">
            <text:p>9,99157965488942</text:p>
          </table:table-cell>
          <table:table-cell table:formula="of:=[.H226]" office:value-type="float" office:value="8.07394054969443" calcext:value-type="float">
            <text:p>8,07394054969443</text:p>
          </table:table-cell>
          <table:table-cell table:formula="of:=[.M226]" office:value-type="float" office:value="5.22174721716783" calcext:value-type="float">
            <text:p>5,22174721716783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589576118919347" calcext:value-type="float">
            <text:p>0,058957611891935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93558507170123" calcext:value-type="float">
            <text:p>0,0493558507170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9.92" calcext:value-type="float">
            <text:p>9,92</text:p>
          </table:table-cell>
          <table:table-cell table:formula="of:=[.G340]" office:value-type="float" office:value="10.56" calcext:value-type="float">
            <text:p>10,56</text:p>
          </table:table-cell>
          <table:table-cell table:formula="of:=[.L340]" office:value-type="float" office:value="6.58" calcext:value-type="float">
            <text:p>6,58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8.872" calcext:value-type="float">
            <text:p>58,872</text:p>
          </table:table-cell>
          <table:table-cell table:formula="of:=[.H340]" office:value-type="float" office:value="82.964" calcext:value-type="float">
            <text:p>82,964</text:p>
          </table:table-cell>
          <table:table-cell table:formula="of:=[.M340]" office:value-type="float" office:value="61.858" calcext:value-type="float">
            <text:p>61,858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666" calcext:value-type="float">
            <text:p>3,666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4.36200000000001" calcext:value-type="float">
            <text:p>4,3620000000000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6.08223643078761" calcext:value-type="float">
            <text:p>6,08223643078761</text:p>
          </table:table-cell>
          <table:table-cell table:formula="of:=[.G341]" office:value-type="float" office:value="8.10471467727273" calcext:value-type="float">
            <text:p>8,10471467727273</text:p>
          </table:table-cell>
          <table:table-cell table:formula="of:=[.L341]" office:value-type="float" office:value="2.10798481967969" calcext:value-type="float">
            <text:p>2,10798481967969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10.4573044327876" calcext:value-type="float">
            <text:p>10,4573044327876</text:p>
          </table:table-cell>
          <table:table-cell table:formula="of:=[.H341]" office:value-type="float" office:value="2.59057985786966" calcext:value-type="float">
            <text:p>2,59057985786966</text:p>
          </table:table-cell>
          <table:table-cell table:formula="of:=[.M341]" office:value-type="float" office:value="2.31223614710955" calcext:value-type="float">
            <text:p>2,31223614710955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189325117192622" calcext:value-type="float">
            <text:p>0,189325117192622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85386443980466" calcext:value-type="float">
            <text:p>0,0485386443980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52.04" calcext:value-type="float">
            <text:p>52,04</text:p>
          </table:table-cell>
          <table:table-cell table:formula="of:=[.G455]" office:value-type="float" office:value="10.04" calcext:value-type="float">
            <text:p>10,04</text:p>
          </table:table-cell>
          <table:table-cell table:formula="of:=[.L455]" office:value-type="float" office:value="10.16" calcext:value-type="float">
            <text:p>10,1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78.46" calcext:value-type="float">
            <text:p>78,46</text:p>
          </table:table-cell>
          <table:table-cell table:formula="of:=[.H455]" office:value-type="float" office:value="103.698" calcext:value-type="float">
            <text:p>103,698</text:p>
          </table:table-cell>
          <table:table-cell table:formula="of:=[.M455]" office:value-type="float" office:value="83.526" calcext:value-type="float">
            <text:p>83,526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2.334" calcext:value-type="float">
            <text:p>2,334</text:p>
          </table:table-cell>
          <table:table-cell table:formula="of:=[.I455]" office:value-type="float" office:value="2" calcext:value-type="float">
            <text:p>2</text:p>
          </table:table-cell>
          <table:table-cell table:formula="of:=[.N455]" office:value-type="float" office:value="4.998" calcext:value-type="float">
            <text:p>4,998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74.2611500045616" calcext:value-type="float">
            <text:p>74,2611500045616</text:p>
          </table:table-cell>
          <table:table-cell table:formula="of:=[.G456]" office:value-type="float" office:value="6.57254897281108" calcext:value-type="float">
            <text:p>6,57254897281108</text:p>
          </table:table-cell>
          <table:table-cell table:formula="of:=[.L456]" office:value-type="float" office:value="7.52691171729814" calcext:value-type="float">
            <text:p>7,52691171729814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17.3661394673658" calcext:value-type="float">
            <text:p>17,3661394673658</text:p>
          </table:table-cell>
          <table:table-cell table:formula="of:=[.H456]" office:value-type="float" office:value="4.51280356319661" calcext:value-type="float">
            <text:p>4,51280356319661</text:p>
          </table:table-cell>
          <table:table-cell table:formula="of:=[.M456]" office:value-type="float" office:value="14.533627351766" calcext:value-type="float">
            <text:p>14,533627351766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124273891063248" calcext:value-type="float">
            <text:p>0,124273891063248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139999999999999" calcext:value-type="float">
            <text:p>0,01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3712.08" calcext:value-type="float">
            <text:p>3712,08</text:p>
          </table:table-cell>
          <table:table-cell table:formula="of:=[.G570]" office:value-type="float" office:value="26433.8571428571" calcext:value-type="float">
            <text:p>26433,8571428571</text:p>
          </table:table-cell>
          <table:table-cell table:formula="of:=[.L570]" office:value-type="float" office:value="39158.04" calcext:value-type="float">
            <text:p>39158,04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23.104" calcext:value-type="float">
            <text:p>123,104</text:p>
          </table:table-cell>
          <table:table-cell table:formula="of:=[.H570]" office:value-type="float" office:value="112.922" calcext:value-type="float">
            <text:p>112,922</text:p>
          </table:table-cell>
          <table:table-cell table:formula="of:=[.M570]" office:value-type="float" office:value="89.152" calcext:value-type="float">
            <text:p>89,152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122" calcext:value-type="float">
            <text:p>2,122</text:p>
          </table:table-cell>
          <table:table-cell table:formula="of:=[.I570]" office:value-type="float" office:value="2.01" calcext:value-type="float">
            <text:p>2,01</text:p>
          </table:table-cell>
          <table:table-cell table:formula="of:=[.N570]" office:value-type="float" office:value="4.952" calcext:value-type="float">
            <text:p>4,952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2322.01396929476" calcext:value-type="float">
            <text:p>2322,01396929476</text:p>
          </table:table-cell>
          <table:table-cell table:formula="of:=[.G571]" office:value-type="float" office:value="2128.46718344926" calcext:value-type="float">
            <text:p>2128,46718344926</text:p>
          </table:table-cell>
          <table:table-cell table:formula="of:=[.L571]" office:value-type="float" office:value="101.524570425095" calcext:value-type="float">
            <text:p>101,524570425095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20.0550239092353" calcext:value-type="float">
            <text:p>20,0550239092353</text:p>
          </table:table-cell>
          <table:table-cell table:formula="of:=[.H571]" office:value-type="float" office:value="14.0693182492969" calcext:value-type="float">
            <text:p>14,0693182492969</text:p>
          </table:table-cell>
          <table:table-cell table:formula="of:=[.M571]" office:value-type="float" office:value="23.0703206739742" calcext:value-type="float">
            <text:p>23,0703206739742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216601015694756" calcext:value-type="float">
            <text:p>0,216601015694756</text:p>
          </table:table-cell>
          <table:table-cell table:formula="of:=[.I571]" office:value-type="float" office:value="0.03" calcext:value-type="float">
            <text:p>0,03</text:p>
          </table:table-cell>
          <table:table-cell table:formula="of:=[.N571]" office:value-type="float" office:value="0.213766227454198" calcext:value-type="float">
            <text:p>0,21376622745419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51-10</text:p>
          </table:table-cell>
          <table:table-cell table:number-columns-repeated="13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10" calcext:value-type="float">
            <text:p>1810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7.9" calcext:value-type="float">
            <text:p>7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8.2" calcext:value-type="float">
            <text:p>78,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8.1" calcext:value-type="float">
            <text:p>88,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6.6" calcext:value-type="float">
            <text:p>36,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1.9" calcext:value-type="float">
            <text:p>111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9.7" calcext:value-type="float">
            <text:p>129,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9.1" calcext:value-type="float">
            <text:p>89,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.1" calcext:value-type="float">
            <text:p>89,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2.6" calcext:value-type="float">
            <text:p>42,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,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8.2" calcext:value-type="float">
            <text:p>78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8.3" calcext:value-type="float">
            <text:p>68,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3.5" calcext:value-type="float">
            <text:p>53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5.3" calcext:value-type="float">
            <text:p>65,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7.3" calcext:value-type="float">
            <text:p>67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7.4" calcext:value-type="float">
            <text:p>57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4.6" calcext:value-type="float">
            <text:p>44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9.6" calcext:value-type="float">
            <text:p>39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7.4" calcext:value-type="float">
            <text:p>57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3.6" calcext:value-type="float">
            <text:p>43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7.4" calcext:value-type="float">
            <text:p>57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8.3" calcext:value-type="float">
            <text:p>68,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.5" calcext:value-type="float">
            <text:p>48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1.6" calcext:value-type="float">
            <text:p>41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1.5" calcext:value-type="float">
            <text:p>51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.4" calcext:value-type="float">
            <text:p>57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.3" calcext:value-type="float">
            <text:p>65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7.6" calcext:value-type="float">
            <text:p>37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5.4" calcext:value-type="float">
            <text:p>55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.4" calcext:value-type="float">
            <text:p>57,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1.7" calcext:value-type="float">
            <text:p>31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0.5" calcext:value-type="float">
            <text:p>50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.5" calcext:value-type="float">
            <text:p>48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2.6" calcext:value-type="float">
            <text:p>42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51.98" calcext:value-type="float">
            <text:p>51,98</text:p>
          </table:table-cell>
          <table:table-cell table:formula="of:=AVERAGE([.C11:.C110])" office:value-type="float" office:value="64.592" calcext:value-type="float">
            <text:p>64,592</text:p>
          </table:table-cell>
          <table:table-cell table:formula="of:=AVERAGE([.D11:.D110])" office:value-type="float" office:value="1.838" calcext:value-type="float">
            <text:p>1,838</text:p>
          </table:table-cell>
          <table:table-cell table:number-columns-repeated="2"/>
          <table:table-cell table:formula="of:=AVERAGE([.G11:.G110])" office:value-type="float" office:value="23.04" calcext:value-type="float">
            <text:p>23,04</text:p>
          </table:table-cell>
          <table:table-cell table:formula="of:=AVERAGE([.H11:.H110])" office:value-type="float" office:value="47.17" calcext:value-type="float">
            <text:p>47,17</text:p>
          </table:table-cell>
          <table:table-cell table:formula="of:=AVERAGE([.I11:.I110])" office:value-type="float" office:value="1.636" calcext:value-type="float">
            <text:p>1,636</text:p>
          </table:table-cell>
          <table:table-cell table:number-columns-repeated="2"/>
          <table:table-cell table:formula="of:=AVERAGE([.L11:.L110])" office:value-type="float" office:value="83.99" calcext:value-type="float">
            <text:p>83,99</text:p>
          </table:table-cell>
          <table:table-cell table:formula="of:=AVERAGE([.M11:.M110])" office:value-type="float" office:value="63.86" calcext:value-type="float">
            <text:p>63,86</text:p>
          </table:table-cell>
          <table:table-cell table:formula="of:=AVERAGE([.N11:.N110])" office:value-type="float" office:value="3.38" calcext:value-type="float">
            <text:p>3,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93.459038558554" calcext:value-type="float">
            <text:p>193,459038558554</text:p>
          </table:table-cell>
          <table:table-cell table:formula="of:=STDEVP([.C11:.C110])" office:value-type="float" office:value="30.3394682880238" calcext:value-type="float">
            <text:p>30,3394682880238</text:p>
          </table:table-cell>
          <table:table-cell table:formula="of:=STDEVP([.D11:.D110])" office:value-type="float" office:value="0.331596139905156" calcext:value-type="float">
            <text:p>0,331596139905156</text:p>
          </table:table-cell>
          <table:table-cell table:number-columns-repeated="2"/>
          <table:table-cell table:formula="of:=STDEVP([.G11:.G110])" office:value-type="float" office:value="45.3159839350311" calcext:value-type="float">
            <text:p>45,3159839350311</text:p>
          </table:table-cell>
          <table:table-cell table:formula="of:=STDEVP([.H11:.H110])" office:value-type="float" office:value="14.7664721582374" calcext:value-type="float">
            <text:p>14,7664721582374</text:p>
          </table:table-cell>
          <table:table-cell table:formula="of:=STDEVP([.I11:.I110])" office:value-type="float" office:value="0.422497337269717" calcext:value-type="float">
            <text:p>0,422497337269717</text:p>
          </table:table-cell>
          <table:table-cell table:number-columns-repeated="2"/>
          <table:table-cell table:formula="of:=STDEVP([.L11:.L110])" office:value-type="float" office:value="315.743012432579" calcext:value-type="float">
            <text:p>315,743012432579</text:p>
          </table:table-cell>
          <table:table-cell table:formula="of:=STDEVP([.M11:.M110])" office:value-type="float" office:value="25.7149411821221" calcext:value-type="float">
            <text:p>25,7149411821221</text:p>
          </table:table-cell>
          <table:table-cell table:formula="of:=STDEVP([.N11:.N110])" office:value-type="float" office:value="0.404722126896961" calcext:value-type="float">
            <text:p>0,4047221268969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7" calcext:value-type="float">
            <text:p>17</text:p>
          </table:table-cell>
          <table:table-cell table:formula="of:=MEDIAN([.C11:.C110])" office:value-type="float" office:value="58" calcext:value-type="float">
            <text:p>58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17" calcext:value-type="float">
            <text:p>17</text:p>
          </table:table-cell>
          <table:table-cell table:formula="of:=MEDIAN([.H11:.H110])" office:value-type="float" office:value="46" calcext:value-type="float">
            <text:p>46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8" calcext:value-type="float">
            <text:p>18</text:p>
          </table:table-cell>
          <table:table-cell table:formula="of:=MEDIAN([.M11:.M110])" office:value-type="float" office:value="61.5" calcext:value-type="float">
            <text:p>61,5</text:p>
          </table:table-cell>
          <table:table-cell table:formula="of:=MEDIAN([.N11:.N110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86.68" calcext:value-type="float">
            <text:p>86,68</text:p>
          </table:table-cell>
          <table:table-cell table:formula="of:=AVERAGE([.C11:.C60])" office:value-type="float" office:value="75.182" calcext:value-type="float">
            <text:p>75,182</text:p>
          </table:table-cell>
          <table:table-cell table:formula="of:=AVERAGE([.D11:.D60])" office:value-type="float" office:value="1.586" calcext:value-type="float">
            <text:p>1,586</text:p>
          </table:table-cell>
          <table:table-cell table:number-columns-repeated="2"/>
          <table:table-cell table:formula="of:=AVERAGE([.G11:.G60])" office:value-type="float" office:value="27" calcext:value-type="float">
            <text:p>27</text:p>
          </table:table-cell>
          <table:table-cell table:formula="of:=AVERAGE([.H11:.H60])" office:value-type="float" office:value="44.19" calcext:value-type="float">
            <text:p>44,19</text:p>
          </table:table-cell>
          <table:table-cell table:formula="of:=AVERAGE([.I11:.I60])" office:value-type="float" office:value="1.472" calcext:value-type="float">
            <text:p>1,472</text:p>
          </table:table-cell>
          <table:table-cell table:number-columns-repeated="2"/>
          <table:table-cell table:formula="of:=AVERAGE([.L11:.L60])" office:value-type="float" office:value="150.44" calcext:value-type="float">
            <text:p>150,44</text:p>
          </table:table-cell>
          <table:table-cell table:formula="of:=AVERAGE([.M11:.M60])" office:value-type="float" office:value="68.122" calcext:value-type="float">
            <text:p>68,122</text:p>
          </table:table-cell>
          <table:table-cell table:formula="of:=AVERAGE([.N11:.N60])" office:value-type="float" office:value="3.074" calcext:value-type="float">
            <text:p>3,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7.28" calcext:value-type="float">
            <text:p>17,28</text:p>
          </table:table-cell>
          <table:table-cell table:formula="of:=AVERAGE([.C61:.C110])" office:value-type="float" office:value="54.002" calcext:value-type="float">
            <text:p>54,002</text:p>
          </table:table-cell>
          <table:table-cell table:formula="of:=AVERAGE([.D61:.D110])" office:value-type="float" office:value="2.09" calcext:value-type="float">
            <text:p>2,09</text:p>
          </table:table-cell>
          <table:table-cell table:number-columns-repeated="2"/>
          <table:table-cell table:formula="of:=AVERAGE([.G61:.G110])" office:value-type="float" office:value="19.08" calcext:value-type="float">
            <text:p>19,08</text:p>
          </table:table-cell>
          <table:table-cell table:formula="of:=AVERAGE([.H61:.H110])" office:value-type="float" office:value="50.15" calcext:value-type="float">
            <text:p>50,15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7.54" calcext:value-type="float">
            <text:p>17,54</text:p>
          </table:table-cell>
          <table:table-cell table:formula="of:=AVERAGE([.M61:.M110])" office:value-type="float" office:value="59.598" calcext:value-type="float">
            <text:p>59,598</text:p>
          </table:table-cell>
          <table:table-cell table:formula="of:=AVERAGE([.N61:.N110])" office:value-type="float" office:value="3.686" calcext:value-type="float">
            <text:p>3,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0.6790261728306" calcext:value-type="float">
            <text:p>10,6790261728306</text:p>
          </table:table-cell>
          <table:table-cell table:formula="of:=STDEVP([.C61:.C110])" office:value-type="float" office:value="11.1832283353243" calcext:value-type="float">
            <text:p>11,1832283353243</text:p>
          </table:table-cell>
          <table:table-cell table:formula="of:=STDEVP([.D61:.D110])" office:value-type="float" office:value="0.0412310562561767" calcext:value-type="float">
            <text:p>0,041231056256177</text:p>
          </table:table-cell>
          <table:table-cell table:number-columns-repeated="2"/>
          <table:table-cell table:formula="of:=STDEVP([.G61:.G110])" office:value-type="float" office:value="9.39965956830353" calcext:value-type="float">
            <text:p>9,39965956830353</text:p>
          </table:table-cell>
          <table:table-cell table:formula="of:=STDEVP([.H61:.H110])" office:value-type="float" office:value="10.3239575744963" calcext:value-type="float">
            <text:p>10,323957574496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6.64593108601045" calcext:value-type="float">
            <text:p>6,64593108601045</text:p>
          </table:table-cell>
          <table:table-cell table:formula="of:=STDEVP([.M61:.M110])" office:value-type="float" office:value="7.01106240166211" calcext:value-type="float">
            <text:p>7,01106240166211</text:p>
          </table:table-cell>
          <table:table-cell table:formula="of:=STDEVP([.N61:.N110])" office:value-type="float" office:value="0.0979999999999999" calcext:value-type="float">
            <text:p>0,0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20.5" calcext:value-type="float">
            <text:p>20,5</text:p>
          </table:table-cell>
          <table:table-cell table:formula="of:=MEDIAN([.C11:.C60])" office:value-type="float" office:value="75.5" calcext:value-type="float">
            <text:p>75,5</text:p>
          </table:table-cell>
          <table:table-cell table:formula="of:=MEDIAN([.D11:.D60])" office:value-type="float" office:value="1.6" calcext:value-type="float">
            <text:p>1,6</text:p>
          </table:table-cell>
          <table:table-cell table:number-columns-repeated="2"/>
          <table:table-cell table:formula="of:=MEDIAN([.G11:.G60])" office:value-type="float" office:value="17" calcext:value-type="float">
            <text:p>17</text:p>
          </table:table-cell>
          <table:table-cell table:formula="of:=MEDIAN([.H11:.H60])" office:value-type="float" office:value="47" calcext:value-type="float">
            <text:p>47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18" calcext:value-type="float">
            <text:p>18</text:p>
          </table:table-cell>
          <table:table-cell table:formula="of:=MEDIAN([.M11:.M60])" office:value-type="float" office:value="69.5" calcext:value-type="float">
            <text:p>69,5</text:p>
          </table:table-cell>
          <table:table-cell table:formula="of:=MEDIAN([.N11:.N6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5" calcext:value-type="float">
            <text:p>15</text:p>
          </table:table-cell>
          <table:table-cell table:formula="of:=MEDIAN([.C61:.C110])" office:value-type="float" office:value="55" calcext:value-type="float">
            <text:p>55</text:p>
          </table:table-cell>
          <table:table-cell table:formula="of:=MEDIAN([.D61:.D110])" office:value-type="float" office:value="2.1" calcext:value-type="float">
            <text:p>2,1</text:p>
          </table:table-cell>
          <table:table-cell table:number-columns-repeated="2"/>
          <table:table-cell table:formula="of:=MEDIAN([.G61:.G110])" office:value-type="float" office:value="17" calcext:value-type="float">
            <text:p>17</text:p>
          </table:table-cell>
          <table:table-cell table:formula="of:=MEDIAN([.H61:.H110])" office:value-type="float" office:value="45.75" calcext:value-type="float">
            <text:p>45,7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7" calcext:value-type="float">
            <text:p>17</text:p>
          </table:table-cell>
          <table:table-cell table:formula="of:=MEDIAN([.M61:.M110])" office:value-type="float" office:value="59" calcext:value-type="float">
            <text:p>59</text:p>
          </table:table-cell>
          <table:table-cell table:formula="of:=MEDIAN([.N61:.N110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9" calcext:value-type="float">
            <text:p>1429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811" calcext:value-type="float">
            <text:p>1811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.5" calcext:value-type="float">
            <text:p>47,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9.3" calcext:value-type="float">
            <text:p>69,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3.8" calcext:value-type="float">
            <text:p>123,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.4" calcext:value-type="float">
            <text:p>58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3.3" calcext:value-type="float">
            <text:p>73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.6" calcext:value-type="float">
            <text:p>43,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3.3" calcext:value-type="float">
            <text:p>73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.6" calcext:value-type="float">
            <text:p>44,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5" calcext:value-type="float">
            <text:p>46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.4" calcext:value-type="float">
            <text:p>55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3.5" calcext:value-type="float">
            <text:p>53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.5" calcext:value-type="float">
            <text:p>46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.4" calcext:value-type="float">
            <text:p>59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.5" calcext:value-type="float">
            <text:p>52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.5" calcext:value-type="float">
            <text:p>47,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.6" calcext:value-type="float">
            <text:p>71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6.4" calcext:value-type="float">
            <text:p>56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.6" calcext:value-type="float">
            <text:p>40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.5" calcext:value-type="float">
            <text:p>46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.6" calcext:value-type="float">
            <text:p>41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.5" calcext:value-type="float">
            <text:p>47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8.2" calcext:value-type="float">
            <text:p>78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.5" calcext:value-type="float">
            <text:p>46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3.5" calcext:value-type="float">
            <text:p>53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.5" calcext:value-type="float">
            <text:p>49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.5" calcext:value-type="float">
            <text:p>51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.6" calcext:value-type="float">
            <text:p>40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1.6" calcext:value-type="float">
            <text:p>41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.6" calcext:value-type="float">
            <text:p>43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.5" calcext:value-type="float">
            <text:p>49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55.87" calcext:value-type="float">
            <text:p>55,87</text:p>
          </table:table-cell>
          <table:table-cell table:formula="of:=AVERAGE([.C121:.C220])" office:value-type="float" office:value="58.944" calcext:value-type="float">
            <text:p>58,944</text:p>
          </table:table-cell>
          <table:table-cell table:formula="of:=AVERAGE([.D121:.D220])" office:value-type="float" office:value="1.873" calcext:value-type="float">
            <text:p>1,873</text:p>
          </table:table-cell>
          <table:table-cell table:number-columns-repeated="2"/>
          <table:table-cell table:formula="of:=AVERAGE([.G121:.G220])" office:value-type="float" office:value="15.75" calcext:value-type="float">
            <text:p>15,75</text:p>
          </table:table-cell>
          <table:table-cell table:formula="of:=AVERAGE([.H121:.H220])" office:value-type="float" office:value="67.19" calcext:value-type="float">
            <text:p>67,19</text:p>
          </table:table-cell>
          <table:table-cell table:formula="of:=AVERAGE([.I121:.I220])" office:value-type="float" office:value="1.66" calcext:value-type="float">
            <text:p>1,66</text:p>
          </table:table-cell>
          <table:table-cell table:number-columns-repeated="2"/>
          <table:table-cell table:formula="of:=AVERAGE([.L121:.L220])" office:value-type="float" office:value="137.96" calcext:value-type="float">
            <text:p>137,96</text:p>
          </table:table-cell>
          <table:table-cell table:formula="of:=AVERAGE([.M121:.M220])" office:value-type="float" office:value="55.372" calcext:value-type="float">
            <text:p>55,372</text:p>
          </table:table-cell>
          <table:table-cell table:formula="of:=AVERAGE([.N121:.N220])" office:value-type="float" office:value="3.506" calcext:value-type="float">
            <text:p>3,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19.890275137397" calcext:value-type="float">
            <text:p>219,890275137397</text:p>
          </table:table-cell>
          <table:table-cell table:formula="of:=STDEVP([.C121:.C220])" office:value-type="float" office:value="32.4895500738315" calcext:value-type="float">
            <text:p>32,4895500738315</text:p>
          </table:table-cell>
          <table:table-cell table:formula="of:=STDEVP([.D121:.D220])" office:value-type="float" office:value="0.331015105395509" calcext:value-type="float">
            <text:p>0,331015105395509</text:p>
          </table:table-cell>
          <table:table-cell table:number-columns-repeated="2"/>
          <table:table-cell table:formula="of:=STDEVP([.G121:.G220])" office:value-type="float" office:value="30.4573061842311" calcext:value-type="float">
            <text:p>30,4573061842311</text:p>
          </table:table-cell>
          <table:table-cell table:formula="of:=STDEVP([.H121:.H220])" office:value-type="float" office:value="18.2935589757707" calcext:value-type="float">
            <text:p>18,2935589757707</text:p>
          </table:table-cell>
          <table:table-cell table:formula="of:=STDEVP([.I121:.I220])" office:value-type="float" office:value="0.40595566260369" calcext:value-type="float">
            <text:p>0,40595566260369</text:p>
          </table:table-cell>
          <table:table-cell table:number-columns-repeated="2"/>
          <table:table-cell table:formula="of:=STDEVP([.L121:.L220])" office:value-type="float" office:value="466.75293078887" calcext:value-type="float">
            <text:p>466,75293078887</text:p>
          </table:table-cell>
          <table:table-cell table:formula="of:=STDEVP([.M121:.M220])" office:value-type="float" office:value="27.1109980635166" calcext:value-type="float">
            <text:p>27,1109980635166</text:p>
          </table:table-cell>
          <table:table-cell table:formula="of:=STDEVP([.N121:.N220])" office:value-type="float" office:value="0.46985529687341" calcext:value-type="float">
            <text:p>0,469855296873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1" calcext:value-type="float">
            <text:p>11</text:p>
          </table:table-cell>
          <table:table-cell table:formula="of:=MEDIAN([.C121:.C220])" office:value-type="float" office:value="51" calcext:value-type="float">
            <text:p>51</text:p>
          </table:table-cell>
          <table:table-cell table:formula="of:=MEDIAN([.D121:.D220])" office:value-type="float" office:value="2" calcext:value-type="float">
            <text:p>2</text:p>
          </table:table-cell>
          <table:table-cell table:number-columns-repeated="2"/>
          <table:table-cell table:formula="of:=MEDIAN([.G121:.G220])" office:value-type="float" office:value="11" calcext:value-type="float">
            <text:p>11</text:p>
          </table:table-cell>
          <table:table-cell table:formula="of:=MEDIAN([.H121:.H220])" office:value-type="float" office:value="72.15" calcext:value-type="float">
            <text:p>72,1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1" calcext:value-type="float">
            <text:p>11</text:p>
          </table:table-cell>
          <table:table-cell table:formula="of:=MEDIAN([.M121:.M220])" office:value-type="float" office:value="50" calcext:value-type="float">
            <text:p>50</text:p>
          </table:table-cell>
          <table:table-cell table:formula="of:=MEDIAN([.N121:.N220])"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99.34" calcext:value-type="float">
            <text:p>99,34</text:p>
          </table:table-cell>
          <table:table-cell table:formula="of:=AVERAGE([.C121:.C170])" office:value-type="float" office:value="68.744" calcext:value-type="float">
            <text:p>68,744</text:p>
          </table:table-cell>
          <table:table-cell table:formula="of:=AVERAGE([.D121:.D170])" office:value-type="float" office:value="1.664" calcext:value-type="float">
            <text:p>1,664</text:p>
          </table:table-cell>
          <table:table-cell table:number-columns-repeated="2"/>
          <table:table-cell table:formula="of:=AVERAGE([.G121:.G170])" office:value-type="float" office:value="17.92" calcext:value-type="float">
            <text:p>17,92</text:p>
          </table:table-cell>
          <table:table-cell table:formula="of:=AVERAGE([.H121:.H170])" office:value-type="float" office:value="61.758" calcext:value-type="float">
            <text:p>61,758</text:p>
          </table:table-cell>
          <table:table-cell table:formula="of:=AVERAGE([.I121:.I170])" office:value-type="float" office:value="1.52" calcext:value-type="float">
            <text:p>1,52</text:p>
          </table:table-cell>
          <table:table-cell table:number-columns-repeated="2"/>
          <table:table-cell table:formula="of:=AVERAGE([.L121:.L170])" office:value-type="float" office:value="262.32" calcext:value-type="float">
            <text:p>262,32</text:p>
          </table:table-cell>
          <table:table-cell table:formula="of:=AVERAGE([.M121:.M170])" office:value-type="float" office:value="62.21" calcext:value-type="float">
            <text:p>62,21</text:p>
          </table:table-cell>
          <table:table-cell table:formula="of:=AVERAGE([.N121:.N170])" office:value-type="float" office:value="3.154" calcext:value-type="float">
            <text:p>3,1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2.4" calcext:value-type="float">
            <text:p>12,4</text:p>
          </table:table-cell>
          <table:table-cell table:formula="of:=AVERAGE([.C171:.C220])" office:value-type="float" office:value="49.144" calcext:value-type="float">
            <text:p>49,144</text:p>
          </table:table-cell>
          <table:table-cell table:formula="of:=AVERAGE([.D171:.D220])" office:value-type="float" office:value="2.082" calcext:value-type="float">
            <text:p>2,082</text:p>
          </table:table-cell>
          <table:table-cell table:number-columns-repeated="2"/>
          <table:table-cell table:formula="of:=AVERAGE([.G171:.G220])" office:value-type="float" office:value="13.58" calcext:value-type="float">
            <text:p>13,58</text:p>
          </table:table-cell>
          <table:table-cell table:formula="of:=AVERAGE([.H171:.H220])" office:value-type="float" office:value="72.622" calcext:value-type="float">
            <text:p>72,62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3.6" calcext:value-type="float">
            <text:p>13,6</text:p>
          </table:table-cell>
          <table:table-cell table:formula="of:=AVERAGE([.M171:.M220])" office:value-type="float" office:value="48.534" calcext:value-type="float">
            <text:p>48,534</text:p>
          </table:table-cell>
          <table:table-cell table:formula="of:=AVERAGE([.N171:.N220])" office:value-type="float" office:value="3.858" calcext:value-type="float">
            <text:p>3,8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9.77547952787995" calcext:value-type="float">
            <text:p>9,77547952787995</text:p>
          </table:table-cell>
          <table:table-cell table:formula="of:=STDEVP([.C171:.C220])" office:value-type="float" office:value="9.99157965488942" calcext:value-type="float">
            <text:p>9,99157965488942</text:p>
          </table:table-cell>
          <table:table-cell table:formula="of:=STDEVP([.D171:.D220])" office:value-type="float" office:value="0.0589576118919347" calcext:value-type="float">
            <text:p>0,058957611891935</text:p>
          </table:table-cell>
          <table:table-cell table:number-columns-repeated="2"/>
          <table:table-cell table:formula="of:=STDEVP([.G171:.G220])" office:value-type="float" office:value="9.78588779825316" calcext:value-type="float">
            <text:p>9,78588779825316</text:p>
          </table:table-cell>
          <table:table-cell table:formula="of:=STDEVP([.H171:.H220])" office:value-type="float" office:value="8.07394054969443" calcext:value-type="float">
            <text:p>8,0739405496944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11.0959452053442" calcext:value-type="float">
            <text:p>11,0959452053442</text:p>
          </table:table-cell>
          <table:table-cell table:formula="of:=STDEVP([.M171:.M220])" office:value-type="float" office:value="5.22174721716783" calcext:value-type="float">
            <text:p>5,22174721716783</text:p>
          </table:table-cell>
          <table:table-cell table:formula="of:=STDEVP([.N171:.N220])" office:value-type="float" office:value="0.0493558507170123" calcext:value-type="float">
            <text:p>0,049355850717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8.5" calcext:value-type="float">
            <text:p>18,5</text:p>
          </table:table-cell>
          <table:table-cell table:formula="of:=MEDIAN([.C121:.C170])" office:value-type="float" office:value="56.5" calcext:value-type="float">
            <text:p>56,5</text:p>
          </table:table-cell>
          <table:table-cell table:formula="of:=MEDIAN([.D121:.D170])" office:value-type="float" office:value="1.7" calcext:value-type="float">
            <text:p>1,7</text:p>
          </table:table-cell>
          <table:table-cell table:number-columns-repeated="2"/>
          <table:table-cell table:formula="of:=MEDIAN([.G121:.G170])" office:value-type="float" office:value="10.5" calcext:value-type="float">
            <text:p>10,5</text:p>
          </table:table-cell>
          <table:table-cell table:formula="of:=MEDIAN([.H121:.H170])" office:value-type="float" office:value="70.5" calcext:value-type="float">
            <text:p>70,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3" calcext:value-type="float">
            <text:p>13</text:p>
          </table:table-cell>
          <table:table-cell table:formula="of:=MEDIAN([.M121:.M170])" office:value-type="float" office:value="55" calcext:value-type="float">
            <text:p>55</text:p>
          </table:table-cell>
          <table:table-cell table:formula="of:=MEDIAN([.N121:.N170])" office:value-type="float" office:value="3.25" calcext:value-type="float">
            <text:p>3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10" calcext:value-type="float">
            <text:p>10</text:p>
          </table:table-cell>
          <table:table-cell table:formula="of:=MEDIAN([.C171:.C220])" office:value-type="float" office:value="47" calcext:value-type="float">
            <text:p>47</text:p>
          </table:table-cell>
          <table:table-cell table:formula="of:=MEDIAN([.D171:.D220])" office:value-type="float" office:value="2.1" calcext:value-type="float">
            <text:p>2,1</text:p>
          </table:table-cell>
          <table:table-cell table:number-columns-repeated="2"/>
          <table:table-cell table:formula="of:=MEDIAN([.G171:.G220])" office:value-type="float" office:value="11" calcext:value-type="float">
            <text:p>11</text:p>
          </table:table-cell>
          <table:table-cell table:formula="of:=MEDIAN([.H171:.H220])" office:value-type="float" office:value="75.1" calcext:value-type="float">
            <text:p>75,1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9" calcext:value-type="float">
            <text:p>9</text:p>
          </table:table-cell>
          <table:table-cell table:formula="of:=MEDIAN([.M171:.M220])" office:value-type="float" office:value="48.5" calcext:value-type="float">
            <text:p>48,5</text:p>
          </table:table-cell>
          <table:table-cell table:formula="of:=MEDIAN([.N171:.N22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87" calcext:value-type="float">
            <text:p>2187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137" calcext:value-type="float">
            <text:p>3137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943" calcext:value-type="float">
            <text:p>394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368" calcext:value-type="float">
            <text:p>4368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202" calcext:value-type="float">
            <text:p>420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3961" calcext:value-type="float">
            <text:p>3961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float" office:value="56" calcext:value-type="float">
            <text:p>5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827" calcext:value-type="float">
            <text:p>382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office:value-type="float" office:value="119" calcext:value-type="float">
            <text:p>11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3.4" calcext:value-type="float">
            <text:p>63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81" calcext:value-type="float">
            <text:p>3581</text:p>
          </table:table-cell>
          <table:table-cell office:value-type="float" office:value="82.2" calcext:value-type="float">
            <text:p>82,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09" calcext:value-type="float">
            <text:p>10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328" calcext:value-type="float">
            <text:p>3328</text:p>
          </table:table-cell>
          <table:table-cell office:value-type="float" office:value="111" calcext:value-type="float">
            <text:p>111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25" calcext:value-type="float">
            <text:p>12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057" calcext:value-type="float">
            <text:p>3057</text:p>
          </table:table-cell>
          <table:table-cell office:value-type="float" office:value="113" calcext:value-type="float">
            <text:p>11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128" calcext:value-type="float">
            <text:p>12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113" calcext:value-type="float">
            <text:p>11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66" calcext:value-type="float">
            <text:p>2766</text:p>
          </table:table-cell>
          <table:table-cell office:value-type="float" office:value="114" calcext:value-type="float">
            <text:p>11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0.8" calcext:value-type="float">
            <text:p>1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.4" calcext:value-type="float">
            <text:p>58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06" calcext:value-type="float">
            <text:p>1706</text:p>
          </table:table-cell>
          <table:table-cell office:value-type="float" office:value="123.8" calcext:value-type="float">
            <text:p>123,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106" calcext:value-type="float">
            <text:p>10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113" calcext:value-type="float">
            <text:p>11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1.9" calcext:value-type="float">
            <text:p>1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.9" calcext:value-type="float">
            <text:p>107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.4" calcext:value-type="float">
            <text:p>64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.9" calcext:value-type="float">
            <text:p>107,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9.2" calcext:value-type="float">
            <text:p>79,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2.8" calcext:value-type="float">
            <text:p>122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4" calcext:value-type="float">
            <text:p>63,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.4" calcext:value-type="float">
            <text:p>64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.4" calcext:value-type="float">
            <text:p>62,4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.2" calcext:value-type="float">
            <text:p>82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2.2" calcext:value-type="float">
            <text:p>82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9.3" calcext:value-type="float">
            <text:p>69,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.4" calcext:value-type="float">
            <text:p>55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.4" calcext:value-type="float">
            <text:p>58,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9.1" calcext:value-type="float">
            <text:p>89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.5" calcext:value-type="float">
            <text:p>53,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2.4" calcext:value-type="float">
            <text:p>62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.2" calcext:value-type="float">
            <text:p>82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.4" calcext:value-type="float">
            <text:p>58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.6" calcext:value-type="float">
            <text:p>42,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.2" calcext:value-type="float">
            <text:p>83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.4" calcext:value-type="float">
            <text:p>60,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.4" calcext:value-type="float">
            <text:p>58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25.36" calcext:value-type="float">
            <text:p>225,36</text:p>
          </table:table-cell>
          <table:table-cell table:formula="of:=AVERAGE([.C236:.C335])" office:value-type="float" office:value="67.594" calcext:value-type="float">
            <text:p>67,594</text:p>
          </table:table-cell>
          <table:table-cell table:formula="of:=AVERAGE([.D236:.D335])" office:value-type="float" office:value="2.916" calcext:value-type="float">
            <text:p>2,916</text:p>
          </table:table-cell>
          <table:table-cell table:number-columns-repeated="2"/>
          <table:table-cell table:formula="of:=AVERAGE([.G236:.G335])" office:value-type="float" office:value="26.35" calcext:value-type="float">
            <text:p>26,35</text:p>
          </table:table-cell>
          <table:table-cell table:formula="of:=AVERAGE([.H236:.H335])" office:value-type="float" office:value="75.942" calcext:value-type="float">
            <text:p>75,942</text:p>
          </table:table-cell>
          <table:table-cell table:formula="of:=AVERAGE([.I236:.I335])" office:value-type="float" office:value="1.676" calcext:value-type="float">
            <text:p>1,676</text:p>
          </table:table-cell>
          <table:table-cell table:number-columns-repeated="2"/>
          <table:table-cell table:formula="of:=AVERAGE([.L236:.L335])" office:value-type="float" office:value="519.45" calcext:value-type="float">
            <text:p>519,45</text:p>
          </table:table-cell>
          <table:table-cell table:formula="of:=AVERAGE([.M236:.M335])" office:value-type="float" office:value="70.5" calcext:value-type="float">
            <text:p>70,5</text:p>
          </table:table-cell>
          <table:table-cell table:formula="of:=AVERAGE([.N236:.N335])" office:value-type="float" office:value="3.908" calcext:value-type="float">
            <text:p>3,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634.791013168901" calcext:value-type="float">
            <text:p>634,791013168901</text:p>
          </table:table-cell>
          <table:table-cell table:formula="of:=STDEVP([.C236:.C335])" office:value-type="float" office:value="29.8469355880968" calcext:value-type="float">
            <text:p>29,8469355880968</text:p>
          </table:table-cell>
          <table:table-cell table:formula="of:=STDEVP([.D236:.D335])" office:value-type="float" office:value="0.895401585881999" calcext:value-type="float">
            <text:p>0,895401585881999</text:p>
          </table:table-cell>
          <table:table-cell table:number-columns-repeated="2"/>
          <table:table-cell table:formula="of:=STDEVP([.G236:.G335])" office:value-type="float" office:value="97.628620291388" calcext:value-type="float">
            <text:p>97,628620291388</text:p>
          </table:table-cell>
          <table:table-cell table:formula="of:=STDEVP([.H236:.H335])" office:value-type="float" office:value="18.7692950320464" calcext:value-type="float">
            <text:p>18,7692950320464</text:p>
          </table:table-cell>
          <table:table-cell table:formula="of:=STDEVP([.I236:.I335])" office:value-type="float" office:value="0.387071052908894" calcext:value-type="float">
            <text:p>0,387071052908894</text:p>
          </table:table-cell>
          <table:table-cell table:number-columns-repeated="2"/>
          <table:table-cell table:formula="of:=STDEVP([.L236:.L335])" office:value-type="float" office:value="1206.34711733398" calcext:value-type="float">
            <text:p>1206,34711733398</text:p>
          </table:table-cell>
          <table:table-cell table:formula="of:=STDEVP([.M236:.M335])" office:value-type="float" office:value="29.4878076499424" calcext:value-type="float">
            <text:p>29,4878076499424</text:p>
          </table:table-cell>
          <table:table-cell table:formula="of:=STDEVP([.N236:.N335])" office:value-type="float" office:value="0.64073083272151" calcext:value-type="float">
            <text:p>0,64073083272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9" calcext:value-type="float">
            <text:p>9</text:p>
          </table:table-cell>
          <table:table-cell table:formula="of:=MEDIAN([.C236:.C335])" office:value-type="float" office:value="63" calcext:value-type="float">
            <text:p>63</text:p>
          </table:table-cell>
          <table:table-cell table:formula="of:=MEDIAN([.D236:.D335])" office:value-type="float" office:value="3.2" calcext:value-type="float">
            <text:p>3,2</text:p>
          </table:table-cell>
          <table:table-cell table:number-columns-repeated="2"/>
          <table:table-cell table:formula="of:=MEDIAN([.G236:.G335])" office:value-type="float" office:value="8" calcext:value-type="float">
            <text:p>8</text:p>
          </table:table-cell>
          <table:table-cell table:formula="of:=MEDIAN([.H236:.H335])" office:value-type="float" office:value="82" calcext:value-type="float">
            <text:p>82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7" calcext:value-type="float">
            <text:p>7</text:p>
          </table:table-cell>
          <table:table-cell table:formula="of:=MEDIAN([.M236:.M335])" office:value-type="float" office:value="63" calcext:value-type="float">
            <text:p>63</text:p>
          </table:table-cell>
          <table:table-cell table:formula="of:=MEDIAN([.N236:.N335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440.8" calcext:value-type="float">
            <text:p>440,8</text:p>
          </table:table-cell>
          <table:table-cell table:formula="of:=AVERAGE([.C236:.C285])" office:value-type="float" office:value="76.316" calcext:value-type="float">
            <text:p>76,316</text:p>
          </table:table-cell>
          <table:table-cell table:formula="of:=AVERAGE([.D236:.D285])" office:value-type="float" office:value="2.166" calcext:value-type="float">
            <text:p>2,166</text:p>
          </table:table-cell>
          <table:table-cell table:number-columns-repeated="2"/>
          <table:table-cell table:formula="of:=AVERAGE([.G236:.G285])" office:value-type="float" office:value="42.14" calcext:value-type="float">
            <text:p>42,14</text:p>
          </table:table-cell>
          <table:table-cell table:formula="of:=AVERAGE([.H236:.H285])" office:value-type="float" office:value="68.92" calcext:value-type="float">
            <text:p>68,92</text:p>
          </table:table-cell>
          <table:table-cell table:formula="of:=AVERAGE([.I236:.I285])" office:value-type="float" office:value="1.552" calcext:value-type="float">
            <text:p>1,552</text:p>
          </table:table-cell>
          <table:table-cell table:number-columns-repeated="2"/>
          <table:table-cell table:formula="of:=AVERAGE([.L236:.L285])" office:value-type="float" office:value="1032.32" calcext:value-type="float">
            <text:p>1032,32</text:p>
          </table:table-cell>
          <table:table-cell table:formula="of:=AVERAGE([.M236:.M285])" office:value-type="float" office:value="79.142" calcext:value-type="float">
            <text:p>79,142</text:p>
          </table:table-cell>
          <table:table-cell table:formula="of:=AVERAGE([.N236:.N285])" office:value-type="float" office:value="3.454" calcext:value-type="float">
            <text:p>3,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9.92" calcext:value-type="float">
            <text:p>9,92</text:p>
          </table:table-cell>
          <table:table-cell table:formula="of:=AVERAGE([.C286:.C335])" office:value-type="float" office:value="58.872" calcext:value-type="float">
            <text:p>58,872</text:p>
          </table:table-cell>
          <table:table-cell table:formula="of:=AVERAGE([.D286:.D335])" office:value-type="float" office:value="3.666" calcext:value-type="float">
            <text:p>3,666</text:p>
          </table:table-cell>
          <table:table-cell table:number-columns-repeated="2"/>
          <table:table-cell table:formula="of:=AVERAGE([.G286:.G335])" office:value-type="float" office:value="10.56" calcext:value-type="float">
            <text:p>10,56</text:p>
          </table:table-cell>
          <table:table-cell table:formula="of:=AVERAGE([.H286:.H335])" office:value-type="float" office:value="82.964" calcext:value-type="float">
            <text:p>82,964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6.58" calcext:value-type="float">
            <text:p>6,58</text:p>
          </table:table-cell>
          <table:table-cell table:formula="of:=AVERAGE([.M286:.M335])" office:value-type="float" office:value="61.858" calcext:value-type="float">
            <text:p>61,858</text:p>
          </table:table-cell>
          <table:table-cell table:formula="of:=AVERAGE([.N286:.N335])" office:value-type="float" office:value="4.36200000000001" calcext:value-type="float">
            <text:p>4,362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6.08223643078761" calcext:value-type="float">
            <text:p>6,08223643078761</text:p>
          </table:table-cell>
          <table:table-cell table:formula="of:=STDEVP([.C286:.C335])" office:value-type="float" office:value="10.4573044327876" calcext:value-type="float">
            <text:p>10,4573044327876</text:p>
          </table:table-cell>
          <table:table-cell table:formula="of:=STDEVP([.D286:.D335])" office:value-type="float" office:value="0.189325117192622" calcext:value-type="float">
            <text:p>0,189325117192622</text:p>
          </table:table-cell>
          <table:table-cell table:number-columns-repeated="2"/>
          <table:table-cell table:formula="of:=STDEVP([.G286:.G335])" office:value-type="float" office:value="8.10471467727273" calcext:value-type="float">
            <text:p>8,10471467727273</text:p>
          </table:table-cell>
          <table:table-cell table:formula="of:=STDEVP([.H286:.H335])" office:value-type="float" office:value="2.59057985786966" calcext:value-type="float">
            <text:p>2,59057985786966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2.10798481967969" calcext:value-type="float">
            <text:p>2,10798481967969</text:p>
          </table:table-cell>
          <table:table-cell table:formula="of:=STDEVP([.M286:.M335])" office:value-type="float" office:value="2.31223614710955" calcext:value-type="float">
            <text:p>2,31223614710955</text:p>
          </table:table-cell>
          <table:table-cell table:formula="of:=STDEVP([.N286:.N335])" office:value-type="float" office:value="0.0485386443980466" calcext:value-type="float">
            <text:p>0,0485386443980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1.5" calcext:value-type="float">
            <text:p>11,5</text:p>
          </table:table-cell>
          <table:table-cell table:formula="of:=MEDIAN([.C236:.C285])" office:value-type="float" office:value="66" calcext:value-type="float">
            <text:p>66</text:p>
          </table:table-cell>
          <table:table-cell table:formula="of:=MEDIAN([.D236:.D285])" office:value-type="float" office:value="2.3" calcext:value-type="float">
            <text:p>2,3</text:p>
          </table:table-cell>
          <table:table-cell table:number-columns-repeated="2"/>
          <table:table-cell table:formula="of:=MEDIAN([.G236:.G285])" office:value-type="float" office:value="8" calcext:value-type="float">
            <text:p>8</text:p>
          </table:table-cell>
          <table:table-cell table:formula="of:=MEDIAN([.H236:.H285])" office:value-type="float" office:value="80.6" calcext:value-type="float">
            <text:p>80,6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9" calcext:value-type="float">
            <text:p>9</text:p>
          </table:table-cell>
          <table:table-cell table:formula="of:=MEDIAN([.M236:.M285])" office:value-type="float" office:value="78" calcext:value-type="float">
            <text:p>78</text:p>
          </table:table-cell>
          <table:table-cell table:formula="of:=MEDIAN([.N236:.N285])" office:value-type="float" office:value="3.65" calcext:value-type="float">
            <text:p>3,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8.5" calcext:value-type="float">
            <text:p>8,5</text:p>
          </table:table-cell>
          <table:table-cell table:formula="of:=MEDIAN([.C286:.C335])" office:value-type="float" office:value="58.4" calcext:value-type="float">
            <text:p>58,4</text:p>
          </table:table-cell>
          <table:table-cell table:formula="of:=MEDIAN([.D286:.D335])" office:value-type="float" office:value="3.8" calcext:value-type="float">
            <text:p>3,8</text:p>
          </table:table-cell>
          <table:table-cell table:number-columns-repeated="2"/>
          <table:table-cell table:formula="of:=MEDIAN([.G286:.G335])" office:value-type="float" office:value="8" calcext:value-type="float">
            <text:p>8</text:p>
          </table:table-cell>
          <table:table-cell table:formula="of:=MEDIAN([.H286:.H335])" office:value-type="float" office:value="83" calcext:value-type="float">
            <text:p>83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6" calcext:value-type="float">
            <text:p>6</text:p>
          </table:table-cell>
          <table:table-cell table:formula="of:=MEDIAN([.M286:.M335])" office:value-type="float" office:value="62" calcext:value-type="float">
            <text:p>62</text:p>
          </table:table-cell>
          <table:table-cell table:formula="of:=MEDIAN([.N286:.N335])" office:value-type="float" office:value="4.4" calcext:value-type="float">
            <text:p>4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847" calcext:value-type="float">
            <text:p>484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1" calcext:value-type="float">
            <text:p>3991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262" calcext:value-type="float">
            <text:p>6262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3" calcext:value-type="float">
            <text:p>514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553" calcext:value-type="float">
            <text:p>7553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3" calcext:value-type="float">
            <text:p>646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476" calcext:value-type="float">
            <text:p>447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693" calcext:value-type="float">
            <text:p>969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881" calcext:value-type="float">
            <text:p>488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0012" calcext:value-type="float">
            <text:p>1001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2" calcext:value-type="float">
            <text:p>722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541" calcext:value-type="float">
            <text:p>5541</text:p>
          </table:table-cell>
          <table:table-cell office:value-type="float" office:value="39.6" calcext:value-type="float">
            <text:p>39,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0115" calcext:value-type="float">
            <text:p>1011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3" calcext:value-type="float">
            <text:p>7503</text:p>
          </table:table-cell>
          <table:table-cell office:value-type="float" office:value="59" calcext:value-type="float">
            <text:p>5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503" calcext:value-type="float">
            <text:p>5503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0353" calcext:value-type="float">
            <text:p>1035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7" calcext:value-type="float">
            <text:p>7837</text:p>
          </table:table-cell>
          <table:table-cell office:value-type="float" office:value="119" calcext:value-type="float">
            <text:p>11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495" calcext:value-type="float">
            <text:p>5495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1217" calcext:value-type="float">
            <text:p>11217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8" calcext:value-type="float">
            <text:p>8058</text:p>
          </table:table-cell>
          <table:table-cell office:value-type="float" office:value="109.9" calcext:value-type="float">
            <text:p>109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450" calcext:value-type="float">
            <text:p>5450</text:p>
          </table:table-cell>
          <table:table-cell office:value-type="float" office:value="53" calcext:value-type="float">
            <text:p>5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229" calcext:value-type="float">
            <text:p>12229</text:p>
          </table:table-cell>
          <table:table-cell office:value-type="float" office:value="93.1" calcext:value-type="float">
            <text:p>93,1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4" calcext:value-type="float">
            <text:p>8244</text:p>
          </table:table-cell>
          <table:table-cell office:value-type="float" office:value="112" calcext:value-type="float">
            <text:p>11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101" calcext:value-type="float">
            <text:p>5101</text:p>
          </table:table-cell>
          <table:table-cell office:value-type="float" office:value="57" calcext:value-type="float">
            <text:p>5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2497" calcext:value-type="float">
            <text:p>12497</text:p>
          </table:table-cell>
          <table:table-cell office:value-type="float" office:value="100" calcext:value-type="float">
            <text:p>10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1" calcext:value-type="float">
            <text:p>8451</text:p>
          </table:table-cell>
          <table:table-cell office:value-type="float" office:value="124" calcext:value-type="float">
            <text:p>1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672" calcext:value-type="float">
            <text:p>4672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391" calcext:value-type="float">
            <text:p>12391</text:p>
          </table:table-cell>
          <table:table-cell office:value-type="float" office:value="92" calcext:value-type="float">
            <text:p>9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0" calcext:value-type="float">
            <text:p>8450</text:p>
          </table:table-cell>
          <table:table-cell office:value-type="float" office:value="110" calcext:value-type="float">
            <text:p>11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311" calcext:value-type="float">
            <text:p>4311</text:p>
          </table:table-cell>
          <table:table-cell office:value-type="float" office:value="34.7" calcext:value-type="float">
            <text:p>34,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565" calcext:value-type="float">
            <text:p>12565</text:p>
          </table:table-cell>
          <table:table-cell office:value-type="float" office:value="119" calcext:value-type="float">
            <text:p>11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5" calcext:value-type="float">
            <text:p>8105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777" calcext:value-type="float">
            <text:p>3777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17" calcext:value-type="float">
            <text:p>12817</text:p>
          </table:table-cell>
          <table:table-cell office:value-type="float" office:value="113" calcext:value-type="float">
            <text:p>11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7" calcext:value-type="float">
            <text:p>7727</text:p>
          </table:table-cell>
          <table:table-cell office:value-type="float" office:value="108.9" calcext:value-type="float">
            <text:p>108,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282" calcext:value-type="float">
            <text:p>328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82" calcext:value-type="float">
            <text:p>13282</text:p>
          </table:table-cell>
          <table:table-cell office:value-type="float" office:value="116.8" calcext:value-type="float">
            <text:p>116,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1" calcext:value-type="float">
            <text:p>7581</text:p>
          </table:table-cell>
          <table:table-cell office:value-type="float" office:value="76" calcext:value-type="float">
            <text:p>7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783" calcext:value-type="float">
            <text:p>278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82" calcext:value-type="float">
            <text:p>12882</text:p>
          </table:table-cell>
          <table:table-cell office:value-type="float" office:value="107" calcext:value-type="float">
            <text:p>10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5" calcext:value-type="float">
            <text:p>7205</text:p>
          </table:table-cell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50" calcext:value-type="float">
            <text:p>12450</text:p>
          </table:table-cell>
          <table:table-cell office:value-type="float" office:value="113" calcext:value-type="float">
            <text:p>11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 office:value-type="float" office:value="84.2" calcext:value-type="float">
            <text:p>84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79.2" calcext:value-type="float">
            <text:p>79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994" calcext:value-type="float">
            <text:p>11994</text:p>
          </table:table-cell>
          <table:table-cell office:value-type="float" office:value="84" calcext:value-type="float">
            <text:p>8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6" calcext:value-type="float">
            <text:p>6626</text:p>
          </table:table-cell>
          <table:table-cell office:value-type="float" office:value="67" calcext:value-type="float">
            <text:p>6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474" calcext:value-type="float">
            <text:p>11474</text:p>
          </table:table-cell>
          <table:table-cell office:value-type="float" office:value="85.1" calcext:value-type="float">
            <text:p>85,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5" calcext:value-type="float">
            <text:p>6275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77" calcext:value-type="float">
            <text:p>7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419" calcext:value-type="float">
            <text:p>11419</text:p>
          </table:table-cell>
          <table:table-cell office:value-type="float" office:value="88" calcext:value-type="float">
            <text:p>8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5" calcext:value-type="float">
            <text:p>6105</text:p>
          </table:table-cell>
          <table:table-cell office:value-type="float" office:value="67" calcext:value-type="float">
            <text:p>6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13" calcext:value-type="float">
            <text:p>1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068" calcext:value-type="float">
            <text:p>11068</text:p>
          </table:table-cell>
          <table:table-cell office:value-type="float" office:value="102" calcext:value-type="float">
            <text:p>10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3" calcext:value-type="float">
            <text:p>5493</text:p>
          </table:table-cell>
          <table:table-cell office:value-type="float" office:value="68" calcext:value-type="float">
            <text:p>6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595" calcext:value-type="float">
            <text:p>10595</text:p>
          </table:table-cell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2" calcext:value-type="float">
            <text:p>4992</text:p>
          </table:table-cell>
          <table:table-cell office:value-type="float" office:value="59.4" calcext:value-type="float">
            <text:p>59,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206" calcext:value-type="float">
            <text:p>10206</text:p>
          </table:table-cell>
          <table:table-cell office:value-type="float" office:value="107.9" calcext:value-type="float">
            <text:p>107,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99" calcext:value-type="float">
            <text:p>9799</text:p>
          </table:table-cell>
          <table:table-cell office:value-type="float" office:value="82" calcext:value-type="float">
            <text:p>8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9" calcext:value-type="float">
            <text:p>4379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.9" calcext:value-type="float">
            <text:p>1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388" calcext:value-type="float">
            <text:p>9388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6" calcext:value-type="float">
            <text:p>4016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79" calcext:value-type="float">
            <text:p>9479</text:p>
          </table:table-cell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990" calcext:value-type="float">
            <text:p>8990</text:p>
          </table:table-cell>
          <table:table-cell office:value-type="float" office:value="73.3" calcext:value-type="float">
            <text:p>73,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403" calcext:value-type="float">
            <text:p>8403</text:p>
          </table:table-cell>
          <table:table-cell office:value-type="float" office:value="84" calcext:value-type="float">
            <text:p>8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9" calcext:value-type="float">
            <text:p>2639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24" calcext:value-type="float">
            <text:p>7924</text:p>
          </table:table-cell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73" calcext:value-type="float">
            <text:p>7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87" calcext:value-type="float">
            <text:p>8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63" calcext:value-type="float">
            <text:p>7263</text:p>
          </table:table-cell>
          <table:table-cell office:value-type="float" office:value="60.4" calcext:value-type="float">
            <text:p>60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73" calcext:value-type="float">
            <text:p>7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.1" calcext:value-type="float">
            <text:p>89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795" calcext:value-type="float">
            <text:p>679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31" calcext:value-type="float">
            <text:p>623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658" calcext:value-type="float">
            <text:p>565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0.1" calcext:value-type="float">
            <text:p>90,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19" calcext:value-type="float">
            <text:p>5119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62" calcext:value-type="float">
            <text:p>456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87" calcext:value-type="float">
            <text:p>3987</text:p>
          </table:table-cell>
          <table:table-cell office:value-type="float" office:value="89" calcext:value-type="float">
            <text:p>8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91" calcext:value-type="float">
            <text:p>3391</text:p>
          </table:table-cell>
          <table:table-cell office:value-type="float" office:value="79" calcext:value-type="float">
            <text:p>7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87" calcext:value-type="float">
            <text:p>2887</text:p>
          </table:table-cell>
          <table:table-cell office:value-type="float" office:value="92.1" calcext:value-type="float">
            <text:p>92,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5" calcext:value-type="float">
            <text:p>2555</text:p>
          </table:table-cell>
          <table:table-cell office:value-type="float" office:value="96" calcext:value-type="float">
            <text:p>9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73" calcext:value-type="float">
            <text:p>7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74" calcext:value-type="float">
            <text:p>7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92" calcext:value-type="float">
            <text:p>9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office:value-type="float" office:value="76.2" calcext:value-type="float">
            <text:p>76,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81" calcext:value-type="float">
            <text:p>8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5.9" calcext:value-type="float">
            <text:p>105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16" calcext:value-type="float">
            <text:p>1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office:value-type="float" office:value="117" calcext:value-type="float">
            <text:p>1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4" calcext:value-type="float">
            <text:p>11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9" calcext:value-type="float">
            <text:p>7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.3" calcext:value-type="float">
            <text:p>74,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83.2" calcext:value-type="float">
            <text:p>83,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.2" calcext:value-type="float">
            <text:p>79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65" calcext:value-type="float">
            <text:p>6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63" calcext:value-type="float">
            <text:p>6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.9" calcext:value-type="float">
            <text:p>108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5.5" calcext:value-type="float">
            <text:p>145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.9" calcext:value-type="float">
            <text:p>106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5.3" calcext:value-type="float">
            <text:p>65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.2" calcext:value-type="float">
            <text:p>79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.1" calcext:value-type="float">
            <text:p>89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4" calcext:value-type="float">
            <text:p>63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.2" calcext:value-type="float">
            <text:p>79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.9" calcext:value-type="float">
            <text:p>106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.3" calcext:value-type="float">
            <text:p>68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.3" calcext:value-type="float">
            <text:p>71,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.3" calcext:value-type="float">
            <text:p>66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.2" calcext:value-type="float">
            <text:p>84,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1788.06" calcext:value-type="float">
            <text:p>1788,06</text:p>
          </table:table-cell>
          <table:table-cell table:formula="of:=AVERAGE([.C351:.C450])" office:value-type="float" office:value="82.355" calcext:value-type="float">
            <text:p>82,355</text:p>
          </table:table-cell>
          <table:table-cell table:formula="of:=AVERAGE([.D351:.D450])" office:value-type="float" office:value="2.109" calcext:value-type="float">
            <text:p>2,109</text:p>
          </table:table-cell>
          <table:table-cell table:number-columns-repeated="2"/>
          <table:table-cell table:formula="of:=AVERAGE([.G351:.G450])" office:value-type="float" office:value="705.7" calcext:value-type="float">
            <text:p>705,7</text:p>
          </table:table-cell>
          <table:table-cell table:formula="of:=AVERAGE([.H351:.H450])" office:value-type="float" office:value="91.553" calcext:value-type="float">
            <text:p>91,553</text:p>
          </table:table-cell>
          <table:table-cell table:formula="of:=AVERAGE([.I351:.I450])" office:value-type="float" office:value="1.832" calcext:value-type="float">
            <text:p>1,832</text:p>
          </table:table-cell>
          <table:table-cell table:number-columns-repeated="2"/>
          <table:table-cell table:formula="of:=AVERAGE([.L351:.L450])" office:value-type="float" office:value="3723.89" calcext:value-type="float">
            <text:p>3723,89</text:p>
          </table:table-cell>
          <table:table-cell table:formula="of:=AVERAGE([.M351:.M450])" office:value-type="float" office:value="79.642" calcext:value-type="float">
            <text:p>79,642</text:p>
          </table:table-cell>
          <table:table-cell table:formula="of:=AVERAGE([.N351:.N450])" office:value-type="float" office:value="4.321" calcext:value-type="float">
            <text:p>4,3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861.94587586838" calcext:value-type="float">
            <text:p>2861,94587586838</text:p>
          </table:table-cell>
          <table:table-cell table:formula="of:=STDEVP([.C351:.C450])" office:value-type="float" office:value="31.5252831073727" calcext:value-type="float">
            <text:p>31,5252831073727</text:p>
          </table:table-cell>
          <table:table-cell table:formula="of:=STDEVP([.D351:.D450])" office:value-type="float" office:value="0.465638271622941" calcext:value-type="float">
            <text:p>0,465638271622941</text:p>
          </table:table-cell>
          <table:table-cell table:number-columns-repeated="2"/>
          <table:table-cell table:formula="of:=STDEVP([.G351:.G450])" office:value-type="float" office:value="1563.21643734961" calcext:value-type="float">
            <text:p>1563,21643734961</text:p>
          </table:table-cell>
          <table:table-cell table:formula="of:=STDEVP([.H351:.H450])" office:value-type="float" office:value="28.0832279305638" calcext:value-type="float">
            <text:p>28,0832279305638</text:p>
          </table:table-cell>
          <table:table-cell table:formula="of:=STDEVP([.I351:.I450])" office:value-type="float" office:value="0.455824527641944" calcext:value-type="float">
            <text:p>0,455824527641944</text:p>
          </table:table-cell>
          <table:table-cell table:number-columns-repeated="2"/>
          <table:table-cell table:formula="of:=STDEVP([.L351:.L450])" office:value-type="float" office:value="4660.54321060324" calcext:value-type="float">
            <text:p>4660,54321060324</text:p>
          </table:table-cell>
          <table:table-cell table:formula="of:=STDEVP([.M351:.M450])" office:value-type="float" office:value="27.3651792612436" calcext:value-type="float">
            <text:p>27,3651792612436</text:p>
          </table:table-cell>
          <table:table-cell table:formula="of:=STDEVP([.N351:.N450])" office:value-type="float" office:value="0.880374352193429" calcext:value-type="float">
            <text:p>0,8803743521934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62" calcext:value-type="float">
            <text:p>62</text:p>
          </table:table-cell>
          <table:table-cell table:formula="of:=MEDIAN([.C351:.C450])" office:value-type="float" office:value="78.5" calcext:value-type="float">
            <text:p>78,5</text:p>
          </table:table-cell>
          <table:table-cell table:formula="of:=MEDIAN([.D351:.D450])" office:value-type="float" office:value="2.3" calcext:value-type="float">
            <text:p>2,3</text:p>
          </table:table-cell>
          <table:table-cell table:number-columns-repeated="2"/>
          <table:table-cell table:formula="of:=MEDIAN([.G351:.G450])" office:value-type="float" office:value="9" calcext:value-type="float">
            <text:p>9</text:p>
          </table:table-cell>
          <table:table-cell table:formula="of:=MEDIAN([.H351:.H450])" office:value-type="float" office:value="102.5" calcext:value-type="float">
            <text:p>102,5</text:p>
          </table:table-cell>
          <table:table-cell table:formula="of:=MEDIAN([.I351:.I450])" office:value-type="float" office:value="2" calcext:value-type="float">
            <text:p>2</text:p>
          </table:table-cell>
          <table:table-cell table:number-columns-repeated="2"/>
          <table:table-cell table:formula="of:=MEDIAN([.L351:.L450])" office:value-type="float" office:value="169.5" calcext:value-type="float">
            <text:p>169,5</text:p>
          </table:table-cell>
          <table:table-cell table:formula="of:=MEDIAN([.M351:.M450])" office:value-type="float" office:value="82" calcext:value-type="float">
            <text:p>82</text:p>
          </table:table-cell>
          <table:table-cell table:formula="of:=MEDIAN([.N351:.N450])"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524.08" calcext:value-type="float">
            <text:p>3524,08</text:p>
          </table:table-cell>
          <table:table-cell table:formula="of:=AVERAGE([.C351:.C400])" office:value-type="float" office:value="86.25" calcext:value-type="float">
            <text:p>86,25</text:p>
          </table:table-cell>
          <table:table-cell table:formula="of:=AVERAGE([.D351:.D400])" office:value-type="float" office:value="1.884" calcext:value-type="float">
            <text:p>1,884</text:p>
          </table:table-cell>
          <table:table-cell table:number-columns-repeated="2"/>
          <table:table-cell table:formula="of:=AVERAGE([.G351:.G400])" office:value-type="float" office:value="1401.36" calcext:value-type="float">
            <text:p>1401,36</text:p>
          </table:table-cell>
          <table:table-cell table:formula="of:=AVERAGE([.H351:.H400])" office:value-type="float" office:value="79.408" calcext:value-type="float">
            <text:p>79,408</text:p>
          </table:table-cell>
          <table:table-cell table:formula="of:=AVERAGE([.I351:.I400])" office:value-type="float" office:value="1.664" calcext:value-type="float">
            <text:p>1,664</text:p>
          </table:table-cell>
          <table:table-cell table:number-columns-repeated="2"/>
          <table:table-cell table:formula="of:=AVERAGE([.L351:.L400])" office:value-type="float" office:value="7437.62" calcext:value-type="float">
            <text:p>7437,62</text:p>
          </table:table-cell>
          <table:table-cell table:formula="of:=AVERAGE([.M351:.M400])" office:value-type="float" office:value="75.758" calcext:value-type="float">
            <text:p>75,758</text:p>
          </table:table-cell>
          <table:table-cell table:formula="of:=AVERAGE([.N351:.N400])" office:value-type="float" office:value="3.644" calcext:value-type="float">
            <text:p>3,6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52.04" calcext:value-type="float">
            <text:p>52,04</text:p>
          </table:table-cell>
          <table:table-cell table:formula="of:=AVERAGE([.C401:.C450])" office:value-type="float" office:value="78.46" calcext:value-type="float">
            <text:p>78,46</text:p>
          </table:table-cell>
          <table:table-cell table:formula="of:=AVERAGE([.D401:.D450])" office:value-type="float" office:value="2.334" calcext:value-type="float">
            <text:p>2,334</text:p>
          </table:table-cell>
          <table:table-cell table:number-columns-repeated="2"/>
          <table:table-cell table:formula="of:=AVERAGE([.G401:.G450])" office:value-type="float" office:value="10.04" calcext:value-type="float">
            <text:p>10,04</text:p>
          </table:table-cell>
          <table:table-cell table:formula="of:=AVERAGE([.H401:.H450])" office:value-type="float" office:value="103.698" calcext:value-type="float">
            <text:p>103,698</text:p>
          </table:table-cell>
          <table:table-cell table:formula="of:=AVERAGE([.I401:.I450])" office:value-type="float" office:value="2" calcext:value-type="float">
            <text:p>2</text:p>
          </table:table-cell>
          <table:table-cell table:number-columns-repeated="2"/>
          <table:table-cell table:formula="of:=AVERAGE([.L401:.L450])" office:value-type="float" office:value="10.16" calcext:value-type="float">
            <text:p>10,16</text:p>
          </table:table-cell>
          <table:table-cell table:formula="of:=AVERAGE([.M401:.M450])" office:value-type="float" office:value="83.526" calcext:value-type="float">
            <text:p>83,526</text:p>
          </table:table-cell>
          <table:table-cell table:formula="of:=AVERAGE([.N401:.N450])" office:value-type="float" office:value="4.998" calcext:value-type="float">
            <text:p>4,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74.2611500045616" calcext:value-type="float">
            <text:p>74,2611500045616</text:p>
          </table:table-cell>
          <table:table-cell table:formula="of:=STDEVP([.C401:.C450])" office:value-type="float" office:value="17.3661394673658" calcext:value-type="float">
            <text:p>17,3661394673658</text:p>
          </table:table-cell>
          <table:table-cell table:formula="of:=STDEVP([.D401:.D450])" office:value-type="float" office:value="0.124273891063248" calcext:value-type="float">
            <text:p>0,124273891063248</text:p>
          </table:table-cell>
          <table:table-cell table:number-columns-repeated="2"/>
          <table:table-cell table:formula="of:=STDEVP([.G401:.G450])" office:value-type="float" office:value="6.57254897281108" calcext:value-type="float">
            <text:p>6,57254897281108</text:p>
          </table:table-cell>
          <table:table-cell table:formula="of:=STDEVP([.H401:.H450])" office:value-type="float" office:value="4.51280356319661" calcext:value-type="float">
            <text:p>4,51280356319661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7.52691171729814" calcext:value-type="float">
            <text:p>7,52691171729814</text:p>
          </table:table-cell>
          <table:table-cell table:formula="of:=STDEVP([.M401:.M450])" office:value-type="float" office:value="14.533627351766" calcext:value-type="float">
            <text:p>14,533627351766</text:p>
          </table:table-cell>
          <table:table-cell table:formula="of:=STDEVP([.N401:.N450])" office:value-type="float" office:value="0.0139999999999999" calcext:value-type="float">
            <text:p>0,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3421.5" calcext:value-type="float">
            <text:p>3421,5</text:p>
          </table:table-cell>
          <table:table-cell table:formula="of:=MEDIAN([.C351:.C400])" office:value-type="float" office:value="92.55" calcext:value-type="float">
            <text:p>92,55</text:p>
          </table:table-cell>
          <table:table-cell table:formula="of:=MEDIAN([.D351:.D400])" office:value-type="float" office:value="1.9" calcext:value-type="float">
            <text:p>1,9</text:p>
          </table:table-cell>
          <table:table-cell table:number-columns-repeated="2"/>
          <table:table-cell table:formula="of:=MEDIAN([.G351:.G400])" office:value-type="float" office:value="23.5" calcext:value-type="float">
            <text:p>23,5</text:p>
          </table:table-cell>
          <table:table-cell table:formula="of:=MEDIAN([.H351:.H400])" office:value-type="float" office:value="93.5" calcext:value-type="float">
            <text:p>93,5</text:p>
          </table:table-cell>
          <table:table-cell table:formula="of:=MEDIAN([.I351:.I400])" office:value-type="float" office:value="2" calcext:value-type="float">
            <text:p>2</text:p>
          </table:table-cell>
          <table:table-cell table:number-columns-repeated="2"/>
          <table:table-cell table:formula="of:=MEDIAN([.L351:.L400])" office:value-type="float" office:value="7738.5" calcext:value-type="float">
            <text:p>7738,5</text:p>
          </table:table-cell>
          <table:table-cell table:formula="of:=MEDIAN([.M351:.M400])" office:value-type="float" office:value="84" calcext:value-type="float">
            <text:p>84</text:p>
          </table:table-cell>
          <table:table-cell table:formula="of:=MEDIAN([.N351:.N400])" office:value-type="float" office:value="3.65" calcext:value-type="float">
            <text:p>3,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7" calcext:value-type="float">
            <text:p>17</text:p>
          </table:table-cell>
          <table:table-cell table:formula="of:=MEDIAN([.C401:.C450])" office:value-type="float" office:value="75.5" calcext:value-type="float">
            <text:p>75,5</text:p>
          </table:table-cell>
          <table:table-cell table:formula="of:=MEDIAN([.D401:.D450])" office:value-type="float" office:value="2.3" calcext:value-type="float">
            <text:p>2,3</text:p>
          </table:table-cell>
          <table:table-cell table:number-columns-repeated="2"/>
          <table:table-cell table:formula="of:=MEDIAN([.G401:.G450])" office:value-type="float" office:value="8" calcext:value-type="float">
            <text:p>8</text:p>
          </table:table-cell>
          <table:table-cell table:formula="of:=MEDIAN([.H401:.H450])" office:value-type="float" office:value="105" calcext:value-type="float">
            <text:p>105</text:p>
          </table:table-cell>
          <table:table-cell table:formula="of:=MEDIAN([.I401:.I450])" office:value-type="float" office:value="2" calcext:value-type="float">
            <text:p>2</text:p>
          </table:table-cell>
          <table:table-cell table:number-columns-repeated="2"/>
          <table:table-cell table:formula="of:=MEDIAN([.L401:.L450])" office:value-type="float" office:value="8" calcext:value-type="float">
            <text:p>8</text:p>
          </table:table-cell>
          <table:table-cell table:formula="of:=MEDIAN([.M401:.M450])" office:value-type="float" office:value="82" calcext:value-type="float">
            <text:p>82</text:p>
          </table:table-cell>
          <table:table-cell table:formula="of:=MEDIAN([.N401:.N450])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71" calcext:value-type="float">
            <text:p>347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6703" calcext:value-type="float">
            <text:p>670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512" calcext:value-type="float">
            <text:p>10512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412" calcext:value-type="float">
            <text:p>541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965" calcext:value-type="float">
            <text:p>12965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9" calcext:value-type="float">
            <text:p>748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143" calcext:value-type="float">
            <text:p>1514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" calcext:value-type="float">
            <text:p>835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460" calcext:value-type="float">
            <text:p>946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6429" calcext:value-type="float">
            <text:p>16429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2" calcext:value-type="float">
            <text:p>9112</text:p>
          </table:table-cell>
          <table:table-cell office:value-type="float" office:value="57" calcext:value-type="float">
            <text:p>5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629" calcext:value-type="float">
            <text:p>11629</text:p>
          </table:table-cell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8260" calcext:value-type="float">
            <text:p>1826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1" calcext:value-type="float">
            <text:p>9931</text:p>
          </table:table-cell>
          <table:table-cell office:value-type="float" office:value="127" calcext:value-type="float">
            <text:p>12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909" calcext:value-type="float">
            <text:p>12909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9938" calcext:value-type="float">
            <text:p>19938</text:p>
          </table:table-cell>
          <table:table-cell office:value-type="float" office:value="25.7" calcext:value-type="float">
            <text:p>25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22" calcext:value-type="float">
            <text:p>10522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332" calcext:value-type="float">
            <text:p>14332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2027" calcext:value-type="float">
            <text:p>22027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03" calcext:value-type="float">
            <text:p>11303</text:p>
          </table:table-cell>
          <table:table-cell office:value-type="float" office:value="110" calcext:value-type="float">
            <text:p>11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530" calcext:value-type="float">
            <text:p>15530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3580" calcext:value-type="float">
            <text:p>23580</text:p>
          </table:table-cell>
          <table:table-cell office:value-type="float" office:value="112" calcext:value-type="float">
            <text:p>1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94" calcext:value-type="float">
            <text:p>11894</text:p>
          </table:table-cell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799" calcext:value-type="float">
            <text:p>16799</text:p>
          </table:table-cell>
          <table:table-cell office:value-type="float" office:value="61.4" calcext:value-type="float">
            <text:p>61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203" calcext:value-type="float">
            <text:p>25203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55" calcext:value-type="float">
            <text:p>12555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6912" calcext:value-type="float">
            <text:p>16912</text:p>
          </table:table-cell>
          <table:table-cell office:value-type="float" office:value="52" calcext:value-type="float">
            <text:p>5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6845" calcext:value-type="float">
            <text:p>26845</text:p>
          </table:table-cell>
          <table:table-cell office:value-type="float" office:value="109" calcext:value-type="float">
            <text:p>10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33" calcext:value-type="float">
            <text:p>13533</text:p>
          </table:table-cell>
          <table:table-cell office:value-type="float" office:value="117" calcext:value-type="float">
            <text:p>11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7039" calcext:value-type="float">
            <text:p>17039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877" calcext:value-type="float">
            <text:p>28877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23" calcext:value-type="float">
            <text:p>14223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257" calcext:value-type="float">
            <text:p>1725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626" calcext:value-type="float">
            <text:p>3062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66" calcext:value-type="float">
            <text:p>14166</text:p>
          </table:table-cell>
          <table:table-cell office:value-type="float" office:value="88" calcext:value-type="float">
            <text:p>8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391" calcext:value-type="float">
            <text:p>1739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65" calcext:value-type="float">
            <text:p>31865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83" calcext:value-type="float">
            <text:p>13983</text:p>
          </table:table-cell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478" calcext:value-type="float">
            <text:p>17478</text:p>
          </table:table-cell>
          <table:table-cell office:value-type="float" office:value="53.5" calcext:value-type="float">
            <text:p>53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339" calcext:value-type="float">
            <text:p>33339</text:p>
          </table:table-cell>
          <table:table-cell office:value-type="float" office:value="132" calcext:value-type="float">
            <text:p>13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49" calcext:value-type="float">
            <text:p>13749</text:p>
          </table:table-cell>
          <table:table-cell office:value-type="float" office:value="79" calcext:value-type="float">
            <text:p>7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552" calcext:value-type="float">
            <text:p>17552</text:p>
          </table:table-cell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406" calcext:value-type="float">
            <text:p>34406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67" calcext:value-type="float">
            <text:p>1366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589" calcext:value-type="float">
            <text:p>17589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480" calcext:value-type="float">
            <text:p>35480</text:p>
          </table:table-cell>
          <table:table-cell office:value-type="float" office:value="108.9" calcext:value-type="float">
            <text:p>108,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83" calcext:value-type="float">
            <text:p>13483</text:p>
          </table:table-cell>
          <table:table-cell office:value-type="float" office:value="67" calcext:value-type="float">
            <text:p>6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656" calcext:value-type="float">
            <text:p>17656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523" calcext:value-type="float">
            <text:p>36523</text:p>
          </table:table-cell>
          <table:table-cell office:value-type="float" office:value="95" calcext:value-type="float">
            <text:p>9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66" calcext:value-type="float">
            <text:p>13366</text:p>
          </table:table-cell>
          <table:table-cell office:value-type="float" office:value="79" calcext:value-type="float">
            <text:p>7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719" calcext:value-type="float">
            <text:p>17719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841" calcext:value-type="float">
            <text:p>37841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32" calcext:value-type="float">
            <text:p>13232</text:p>
          </table:table-cell>
          <table:table-cell office:value-type="float" office:value="77.2" calcext:value-type="float">
            <text:p>77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769" calcext:value-type="float">
            <text:p>17769</text:p>
          </table:table-cell>
          <table:table-cell office:value-type="float" office:value="49.5" calcext:value-type="float">
            <text:p>49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912" calcext:value-type="float">
            <text:p>38912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90" calcext:value-type="float">
            <text:p>13090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813" calcext:value-type="float">
            <text:p>1781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83" calcext:value-type="float">
            <text:p>39483</text:p>
          </table:table-cell>
          <table:table-cell office:value-type="float" office:value="81" calcext:value-type="float">
            <text:p>8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54" calcext:value-type="float">
            <text:p>13054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921" calcext:value-type="float">
            <text:p>1792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46" calcext:value-type="float">
            <text:p>39546</text:p>
          </table:table-cell>
          <table:table-cell office:value-type="float" office:value="98" calcext:value-type="float">
            <text:p>9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6" calcext:value-type="float">
            <text:p>12806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075" calcext:value-type="float">
            <text:p>1807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20" calcext:value-type="float">
            <text:p>39620</text:p>
          </table:table-cell>
          <table:table-cell office:value-type="float" office:value="62" calcext:value-type="float">
            <text:p>6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2" calcext:value-type="float">
            <text:p>1268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162" calcext:value-type="float">
            <text:p>1816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75" calcext:value-type="float">
            <text:p>39675</text:p>
          </table:table-cell>
          <table:table-cell office:value-type="float" office:value="94.1" calcext:value-type="float">
            <text:p>94,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04" calcext:value-type="float">
            <text:p>12504</text:p>
          </table:table-cell>
          <table:table-cell office:value-type="float" office:value="69" calcext:value-type="float">
            <text:p>6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211" calcext:value-type="float">
            <text:p>1821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33" calcext:value-type="float">
            <text:p>39633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05" calcext:value-type="float">
            <text:p>12305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363" calcext:value-type="float">
            <text:p>1836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84" calcext:value-type="float">
            <text:p>39584</text:p>
          </table:table-cell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31" calcext:value-type="float">
            <text:p>12131</text:p>
          </table:table-cell>
          <table:table-cell office:value-type="float" office:value="70.3" calcext:value-type="float">
            <text:p>70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526" calcext:value-type="float">
            <text:p>1852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46" calcext:value-type="float">
            <text:p>39546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42" calcext:value-type="float">
            <text:p>11942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713" calcext:value-type="float">
            <text:p>18713</text:p>
          </table:table-cell>
          <table:table-cell office:value-type="float" office:value="72.3" calcext:value-type="float">
            <text:p>72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16" calcext:value-type="float">
            <text:p>39516</text:p>
          </table:table-cell>
          <table:table-cell office:value-type="float" office:value="51.5" calcext:value-type="float">
            <text:p>51,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31" calcext:value-type="float">
            <text:p>11731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808" calcext:value-type="float">
            <text:p>1880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03" calcext:value-type="float">
            <text:p>39503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5" calcext:value-type="float">
            <text:p>11565</text:p>
          </table:table-cell>
          <table:table-cell office:value-type="float" office:value="76" calcext:value-type="float">
            <text:p>7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006" calcext:value-type="float">
            <text:p>1900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85" calcext:value-type="float">
            <text:p>39485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90" calcext:value-type="float">
            <text:p>11390</text:p>
          </table:table-cell>
          <table:table-cell office:value-type="float" office:value="65" calcext:value-type="float">
            <text:p>6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048" calcext:value-type="float">
            <text:p>1904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90" calcext:value-type="float">
            <text:p>39490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52" calcext:value-type="float">
            <text:p>11252</text:p>
          </table:table-cell>
          <table:table-cell office:value-type="float" office:value="82" calcext:value-type="float">
            <text:p>8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199" calcext:value-type="float">
            <text:p>19199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89" calcext:value-type="float">
            <text:p>39489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9" calcext:value-type="float">
            <text:p>11079</text:p>
          </table:table-cell>
          <table:table-cell office:value-type="float" office:value="115.8" calcext:value-type="float">
            <text:p>115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197" calcext:value-type="float">
            <text:p>1919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63" calcext:value-type="float">
            <text:p>39463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27" calcext:value-type="float">
            <text:p>10827</text:p>
          </table:table-cell>
          <table:table-cell office:value-type="float" office:value="120" calcext:value-type="float">
            <text:p>12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307" calcext:value-type="float">
            <text:p>1930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22" calcext:value-type="float">
            <text:p>39422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49" calcext:value-type="float">
            <text:p>10649</text:p>
          </table:table-cell>
          <table:table-cell office:value-type="float" office:value="130" calcext:value-type="float">
            <text:p>13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388" calcext:value-type="float">
            <text:p>19388</text:p>
          </table:table-cell>
          <table:table-cell office:value-type="float" office:value="124.8" calcext:value-type="float">
            <text:p>124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87" calcext:value-type="float">
            <text:p>39387</text:p>
          </table:table-cell>
          <table:table-cell office:value-type="float" office:value="34" calcext:value-type="float">
            <text:p>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50" calcext:value-type="float">
            <text:p>10450</text:p>
          </table:table-cell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412" calcext:value-type="float">
            <text:p>1941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74" calcext:value-type="float">
            <text:p>39374</text:p>
          </table:table-cell>
          <table:table-cell office:value-type="float" office:value="44.6" calcext:value-type="float">
            <text:p>44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81" calcext:value-type="float">
            <text:p>10281</text:p>
          </table:table-cell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687" calcext:value-type="float">
            <text:p>1968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22" calcext:value-type="float">
            <text:p>3932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3" calcext:value-type="float">
            <text:p>10083</text:p>
          </table:table-cell>
          <table:table-cell office:value-type="float" office:value="123" calcext:value-type="float">
            <text:p>1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864" calcext:value-type="float">
            <text:p>1986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17" calcext:value-type="float">
            <text:p>3931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21" calcext:value-type="float">
            <text:p>9821</text:p>
          </table:table-cell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934" calcext:value-type="float">
            <text:p>1993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92" calcext:value-type="float">
            <text:p>3929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8" calcext:value-type="float">
            <text:p>9628</text:p>
          </table:table-cell>
          <table:table-cell office:value-type="float" office:value="105.9" calcext:value-type="float">
            <text:p>105,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025" calcext:value-type="float">
            <text:p>2002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25" calcext:value-type="float">
            <text:p>3932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77" calcext:value-type="float">
            <text:p>9477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351" calcext:value-type="float">
            <text:p>20351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92" calcext:value-type="float">
            <text:p>3929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26" calcext:value-type="float">
            <text:p>9326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702" calcext:value-type="float">
            <text:p>2070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60" calcext:value-type="float">
            <text:p>39260</text:p>
          </table:table-cell>
          <table:table-cell office:value-type="float" office:value="58.4" calcext:value-type="float">
            <text:p>58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41" calcext:value-type="float">
            <text:p>9141</text:p>
          </table:table-cell>
          <table:table-cell office:value-type="float" office:value="115" calcext:value-type="float">
            <text:p>11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356" calcext:value-type="float">
            <text:p>21356</text:p>
          </table:table-cell>
          <table:table-cell office:value-type="float" office:value="125.7" calcext:value-type="float">
            <text:p>125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32" calcext:value-type="float">
            <text:p>39232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9" calcext:value-type="float">
            <text:p>8919</text:p>
          </table:table-cell>
          <table:table-cell office:value-type="float" office:value="114" calcext:value-type="float">
            <text:p>11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385" calcext:value-type="float">
            <text:p>2138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11" calcext:value-type="float">
            <text:p>39211</text:p>
          </table:table-cell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0" calcext:value-type="float">
            <text:p>8670</text:p>
          </table:table-cell>
          <table:table-cell office:value-type="float" office:value="119" calcext:value-type="float">
            <text:p>11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512" calcext:value-type="float">
            <text:p>2151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97" calcext:value-type="float">
            <text:p>39197</text:p>
          </table:table-cell>
          <table:table-cell office:value-type="float" office:value="40" calcext:value-type="float">
            <text:p>4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8" calcext:value-type="float">
            <text:p>8458</text:p>
          </table:table-cell>
          <table:table-cell office:value-type="float" office:value="116" calcext:value-type="float">
            <text:p>11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624" calcext:value-type="float">
            <text:p>2162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39" calcext:value-type="float">
            <text:p>39239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3" calcext:value-type="float">
            <text:p>8263</text:p>
          </table:table-cell>
          <table:table-cell office:value-type="float" office:value="117" calcext:value-type="float">
            <text:p>11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771" calcext:value-type="float">
            <text:p>2177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88" calcext:value-type="float">
            <text:p>39188</text:p>
          </table:table-cell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9" calcext:value-type="float">
            <text:p>8139</text:p>
          </table:table-cell>
          <table:table-cell office:value-type="float" office:value="123.8" calcext:value-type="float">
            <text:p>123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947" calcext:value-type="float">
            <text:p>2194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45" calcext:value-type="float">
            <text:p>39145</text:p>
          </table:table-cell>
          <table:table-cell office:value-type="float" office:value="44.6" calcext:value-type="float">
            <text:p>44,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8" calcext:value-type="float">
            <text:p>8018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009" calcext:value-type="float">
            <text:p>2200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02" calcext:value-type="float">
            <text:p>3910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2" calcext:value-type="float">
            <text:p>7752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045" calcext:value-type="float">
            <text:p>22045</text:p>
          </table:table-cell>
          <table:table-cell office:value-type="float" office:value="105.9" calcext:value-type="float">
            <text:p>105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22" calcext:value-type="float">
            <text:p>39222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9" calcext:value-type="float">
            <text:p>7559</text:p>
          </table:table-cell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181" calcext:value-type="float">
            <text:p>22181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22" calcext:value-type="float">
            <text:p>39322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2" calcext:value-type="float">
            <text:p>7382</text:p>
          </table:table-cell>
          <table:table-cell office:value-type="float" office:value="116" calcext:value-type="float">
            <text:p>11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368" calcext:value-type="float">
            <text:p>2236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78" calcext:value-type="float">
            <text:p>39278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7" calcext:value-type="float">
            <text:p>7197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617" calcext:value-type="float">
            <text:p>22617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70" calcext:value-type="float">
            <text:p>39270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office:value-type="float" office:value="115" calcext:value-type="float">
            <text:p>11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358" calcext:value-type="float">
            <text:p>2335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12" calcext:value-type="float">
            <text:p>39212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4" calcext:value-type="float">
            <text:p>6804</text:p>
          </table:table-cell>
          <table:table-cell office:value-type="float" office:value="112" calcext:value-type="float">
            <text:p>11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683" calcext:value-type="float">
            <text:p>23683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64" calcext:value-type="float">
            <text:p>39164</text:p>
          </table:table-cell>
          <table:table-cell office:value-type="float" office:value="60.4" calcext:value-type="float">
            <text:p>60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8" calcext:value-type="float">
            <text:p>6718</text:p>
          </table:table-cell>
          <table:table-cell office:value-type="float" office:value="114" calcext:value-type="float">
            <text:p>11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959" calcext:value-type="float">
            <text:p>2395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27" calcext:value-type="float">
            <text:p>39127</text:p>
          </table:table-cell>
          <table:table-cell office:value-type="float" office:value="55" calcext:value-type="float">
            <text:p>5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5" calcext:value-type="float">
            <text:p>6585</text:p>
          </table:table-cell>
          <table:table-cell office:value-type="float" office:value="116.8" calcext:value-type="float">
            <text:p>116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250" calcext:value-type="float">
            <text:p>242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88" calcext:value-type="float">
            <text:p>39188</text:p>
          </table:table-cell>
          <table:table-cell office:value-type="float" office:value="69" calcext:value-type="float">
            <text:p>6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8" calcext:value-type="float">
            <text:p>6398</text:p>
          </table:table-cell>
          <table:table-cell office:value-type="float" office:value="117" calcext:value-type="float">
            <text:p>11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129" calcext:value-type="float">
            <text:p>25129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63" calcext:value-type="float">
            <text:p>39163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2" calcext:value-type="float">
            <text:p>6222</text:p>
          </table:table-cell>
          <table:table-cell office:value-type="float" office:value="117" calcext:value-type="float">
            <text:p>11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755" calcext:value-type="float">
            <text:p>25755</text:p>
          </table:table-cell>
          <table:table-cell office:value-type="float" office:value="127.7" calcext:value-type="float">
            <text:p>127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9170" calcext:value-type="float">
            <text:p>39170</text:p>
          </table:table-cell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2" calcext:value-type="float">
            <text:p>6012</text:p>
          </table:table-cell>
          <table:table-cell office:value-type="float" office:value="115" calcext:value-type="float">
            <text:p>11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161" calcext:value-type="float">
            <text:p>2616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66" calcext:value-type="float">
            <text:p>39166</text:p>
          </table:table-cell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2" calcext:value-type="float">
            <text:p>5792</text:p>
          </table:table-cell>
          <table:table-cell office:value-type="float" office:value="113" calcext:value-type="float">
            <text:p>11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6429" calcext:value-type="float">
            <text:p>26429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02" calcext:value-type="float">
            <text:p>39202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 office:value-type="float" office:value="117" calcext:value-type="float">
            <text:p>11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6637" calcext:value-type="float">
            <text:p>2663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97" calcext:value-type="float">
            <text:p>39197</text:p>
          </table:table-cell>
          <table:table-cell office:value-type="float" office:value="57.4" calcext:value-type="float">
            <text:p>57,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 office:value-type="float" office:value="122" calcext:value-type="float">
            <text:p>12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6851" calcext:value-type="float">
            <text:p>26851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84" calcext:value-type="float">
            <text:p>39284</text:p>
          </table:table-cell>
          <table:table-cell office:value-type="float" office:value="63" calcext:value-type="float">
            <text:p>6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 office:value-type="float" office:value="113.9" calcext:value-type="float">
            <text:p>113,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6993" calcext:value-type="float">
            <text:p>2699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88" calcext:value-type="float">
            <text:p>3928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8" calcext:value-type="float">
            <text:p>5218</text:p>
          </table:table-cell>
          <table:table-cell office:value-type="float" office:value="119" calcext:value-type="float">
            <text:p>11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7054" calcext:value-type="float">
            <text:p>27054</text:p>
          </table:table-cell>
          <table:table-cell office:value-type="float" office:value="113.9" calcext:value-type="float">
            <text:p>1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42" calcext:value-type="float">
            <text:p>39242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office:value-type="float" office:value="114" calcext:value-type="float">
            <text:p>11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7291" calcext:value-type="float">
            <text:p>2729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79" calcext:value-type="float">
            <text:p>39179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6" calcext:value-type="float">
            <text:p>4876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7355" calcext:value-type="float">
            <text:p>2735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74" calcext:value-type="float">
            <text:p>39174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0" calcext:value-type="float">
            <text:p>5020</text:p>
          </table:table-cell>
          <table:table-cell office:value-type="float" office:value="125" calcext:value-type="float">
            <text:p>12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7378" calcext:value-type="float">
            <text:p>2737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46" calcext:value-type="float">
            <text:p>39146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3" calcext:value-type="float">
            <text:p>5053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7511" calcext:value-type="float">
            <text:p>27511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44" calcext:value-type="float">
            <text:p>3914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5" calcext:value-type="float">
            <text:p>5035</text:p>
          </table:table-cell>
          <table:table-cell office:value-type="float" office:value="123" calcext:value-type="float">
            <text:p>12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7725" calcext:value-type="float">
            <text:p>2772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099" calcext:value-type="float">
            <text:p>3909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9" calcext:value-type="float">
            <text:p>4859</text:p>
          </table:table-cell>
          <table:table-cell office:value-type="float" office:value="118" calcext:value-type="float">
            <text:p>11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101" calcext:value-type="float">
            <text:p>28101</text:p>
          </table:table-cell>
          <table:table-cell office:value-type="float" office:value="116.8" calcext:value-type="float">
            <text:p>116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037" calcext:value-type="float">
            <text:p>39037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 office:value-type="float" office:value="118.8" calcext:value-type="float">
            <text:p>118,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253" calcext:value-type="float">
            <text:p>2825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002" calcext:value-type="float">
            <text:p>3900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office:value-type="float" office:value="152" calcext:value-type="float">
            <text:p>1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624" calcext:value-type="float">
            <text:p>286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991" calcext:value-type="float">
            <text:p>3899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3" calcext:value-type="float">
            <text:p>4373</text:p>
          </table:table-cell>
          <table:table-cell office:value-type="float" office:value="125" calcext:value-type="float">
            <text:p>12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742" calcext:value-type="float">
            <text:p>2874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947" calcext:value-type="float">
            <text:p>38947</text:p>
          </table:table-cell>
          <table:table-cell office:value-type="float" office:value="106" calcext:value-type="float">
            <text:p>10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9" calcext:value-type="float">
            <text:p>4179</text:p>
          </table:table-cell>
          <table:table-cell office:value-type="float" office:value="115" calcext:value-type="float">
            <text:p>1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796" calcext:value-type="float">
            <text:p>2879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959" calcext:value-type="float">
            <text:p>38959</text:p>
          </table:table-cell>
          <table:table-cell office:value-type="float" office:value="106" calcext:value-type="float">
            <text:p>10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5" calcext:value-type="float">
            <text:p>4035</text:p>
          </table:table-cell>
          <table:table-cell office:value-type="float" office:value="137" calcext:value-type="float">
            <text:p>1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913" calcext:value-type="float">
            <text:p>28913</text:p>
          </table:table-cell>
          <table:table-cell office:value-type="float" office:value="126" calcext:value-type="float">
            <text:p>12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7.9" calcext:value-type="float">
            <text:p>107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8" calcext:value-type="float">
            <text:p>3788</text:p>
          </table:table-cell>
          <table:table-cell office:value-type="float" office:value="195" calcext:value-type="float">
            <text:p>1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965" calcext:value-type="float">
            <text:p>2896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office:value-type="float" office:value="193" calcext:value-type="float">
            <text:p>1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9069" calcext:value-type="float">
            <text:p>2906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196" calcext:value-type="float">
            <text:p>19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.9" calcext:value-type="float">
            <text:p>106,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 office:value-type="float" office:value="156" calcext:value-type="float">
            <text:p>15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6" calcext:value-type="float">
            <text:p>302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.9" calcext:value-type="float">
            <text:p>106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float" office:value="112.9" calcext:value-type="float">
            <text:p>112,9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office:value-type="float" office:value="112" calcext:value-type="float">
            <text:p>112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117" calcext:value-type="float">
            <text:p>117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16" calcext:value-type="float">
            <text:p>116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17.8" calcext:value-type="float">
            <text:p>117,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0.8" calcext:value-type="float">
            <text:p>120,8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7212.42" calcext:value-type="float">
            <text:p>7212,42</text:p>
          </table:table-cell>
          <table:table-cell table:formula="of:=AVERAGE([.C466:.C565])" office:value-type="float" office:value="104.962" calcext:value-type="float">
            <text:p>104,962</text:p>
          </table:table-cell>
          <table:table-cell table:formula="of:=AVERAGE([.D466:.D565])" office:value-type="float" office:value="2.05" calcext:value-type="float">
            <text:p>2,05</text:p>
          </table:table-cell>
          <table:table-cell table:number-columns-repeated="2"/>
          <table:table-cell table:formula="of:=AVERAGE([.G466:.G565])" office:value-type="float" office:value="20578.5" calcext:value-type="float">
            <text:p>20578,5</text:p>
          </table:table-cell>
          <table:table-cell table:formula="of:=AVERAGE([.H466:.H565])" office:value-type="float" office:value="95.462" calcext:value-type="float">
            <text:p>95,462</text:p>
          </table:table-cell>
          <table:table-cell table:formula="of:=AVERAGE([.I466:.I565])" office:value-type="float" office:value="1.843" calcext:value-type="float">
            <text:p>1,843</text:p>
          </table:table-cell>
          <table:table-cell table:number-columns-repeated="2"/>
          <table:table-cell table:formula="of:=AVERAGE([.L466:.L565])" office:value-type="float" office:value="35546.4666666667" calcext:value-type="float">
            <text:p>35546,4666666667</text:p>
          </table:table-cell>
          <table:table-cell table:formula="of:=AVERAGE([.M466:.M565])" office:value-type="float" office:value="75.704" calcext:value-type="float">
            <text:p>75,704</text:p>
          </table:table-cell>
          <table:table-cell table:formula="of:=AVERAGE([.N466:.N565])" office:value-type="float" office:value="4.21600000000001" calcext:value-type="float">
            <text:p>4,21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216.97082081439" calcext:value-type="float">
            <text:p>4216,97082081439</text:p>
          </table:table-cell>
          <table:table-cell table:formula="of:=STDEVP([.C466:.C565])" office:value-type="float" office:value="34.5624963797467" calcext:value-type="float">
            <text:p>34,5624963797467</text:p>
          </table:table-cell>
          <table:table-cell table:formula="of:=STDEVP([.D466:.D565])" office:value-type="float" office:value="0.417252920900501" calcext:value-type="float">
            <text:p>0,417252920900501</text:p>
          </table:table-cell>
          <table:table-cell table:number-columns-repeated="2"/>
          <table:table-cell table:formula="of:=STDEVP([.G466:.G565])" office:value-type="float" office:value="5891.93531774251" calcext:value-type="float">
            <text:p>5891,93531774251</text:p>
          </table:table-cell>
          <table:table-cell table:formula="of:=STDEVP([.H466:.H565])" office:value-type="float" office:value="34.4421160209416" calcext:value-type="float">
            <text:p>34,4421160209416</text:p>
          </table:table-cell>
          <table:table-cell table:formula="of:=STDEVP([.I466:.I565])" office:value-type="float" office:value="0.458531351163691" calcext:value-type="float">
            <text:p>0,458531351163691</text:p>
          </table:table-cell>
          <table:table-cell table:number-columns-repeated="2"/>
          <table:table-cell table:formula="of:=STDEVP([.L466:.L565])" office:value-type="float" office:value="7896.53454342825" calcext:value-type="float">
            <text:p>7896,53454342825</text:p>
          </table:table-cell>
          <table:table-cell table:formula="of:=STDEVP([.M466:.M565])" office:value-type="float" office:value="31.974523983947" calcext:value-type="float">
            <text:p>31,974523983947</text:p>
          </table:table-cell>
          <table:table-cell table:formula="of:=STDEVP([.N466:.N565])" office:value-type="float" office:value="0.886873158912818" calcext:value-type="float">
            <text:p>0,886873158912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7095" calcext:value-type="float">
            <text:p>7095</text:p>
          </table:table-cell>
          <table:table-cell table:formula="of:=MEDIAN([.C466:.C565])" office:value-type="float" office:value="115.9" calcext:value-type="float">
            <text:p>115,9</text:p>
          </table:table-cell>
          <table:table-cell table:formula="of:=MEDIAN([.D466:.D565])" office:value-type="float" office:value="2.1" calcext:value-type="float">
            <text:p>2,1</text:p>
          </table:table-cell>
          <table:table-cell table:number-columns-repeated="2"/>
          <table:table-cell table:formula="of:=MEDIAN([.G466:.G565])" office:value-type="float" office:value="19979.5" calcext:value-type="float">
            <text:p>19979,5</text:p>
          </table:table-cell>
          <table:table-cell table:formula="of:=MEDIAN([.H466:.H565])" office:value-type="float" office:value="111.5" calcext:value-type="float">
            <text:p>111,5</text:p>
          </table:table-cell>
          <table:table-cell table:formula="of:=MEDIAN([.I466:.I565])" office:value-type="float" office:value="2" calcext:value-type="float">
            <text:p>2</text:p>
          </table:table-cell>
          <table:table-cell table:number-columns-repeated="2"/>
          <table:table-cell table:formula="of:=MEDIAN([.L466:.L565])" office:value-type="float" office:value="39188" calcext:value-type="float">
            <text:p>39188</text:p>
          </table:table-cell>
          <table:table-cell table:formula="of:=MEDIAN([.M466:.M565])" office:value-type="float" office:value="79" calcext:value-type="float">
            <text:p>79</text:p>
          </table:table-cell>
          <table:table-cell table:formula="of:=MEDIAN([.N466:.N565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10712.76" calcext:value-type="float">
            <text:p>10712,76</text:p>
          </table:table-cell>
          <table:table-cell table:formula="of:=AVERAGE([.C466:.C515])" office:value-type="float" office:value="86.82" calcext:value-type="float">
            <text:p>86,82</text:p>
          </table:table-cell>
          <table:table-cell table:formula="of:=AVERAGE([.D466:.D515])" office:value-type="float" office:value="1.978" calcext:value-type="float">
            <text:p>1,978</text:p>
          </table:table-cell>
          <table:table-cell table:number-columns-repeated="2"/>
          <table:table-cell table:formula="of:=AVERAGE([.G466:.G515])" office:value-type="float" office:value="17299.5" calcext:value-type="float">
            <text:p>17299,5</text:p>
          </table:table-cell>
          <table:table-cell table:formula="of:=AVERAGE([.H466:.H515])" office:value-type="float" office:value="78.002" calcext:value-type="float">
            <text:p>78,002</text:p>
          </table:table-cell>
          <table:table-cell table:formula="of:=AVERAGE([.I466:.I515])" office:value-type="float" office:value="1.676" calcext:value-type="float">
            <text:p>1,676</text:p>
          </table:table-cell>
          <table:table-cell table:number-columns-repeated="2"/>
          <table:table-cell table:formula="of:=AVERAGE([.L466:.L515])" office:value-type="float" office:value="33740.68" calcext:value-type="float">
            <text:p>33740,68</text:p>
          </table:table-cell>
          <table:table-cell table:formula="of:=AVERAGE([.M466:.M515])" office:value-type="float" office:value="62.256" calcext:value-type="float">
            <text:p>62,256</text:p>
          </table:table-cell>
          <table:table-cell table:formula="of:=AVERAGE([.N466:.N515])" office:value-type="float" office:value="3.48" calcext:value-type="float">
            <text:p>3,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3712.08" calcext:value-type="float">
            <text:p>3712,08</text:p>
          </table:table-cell>
          <table:table-cell table:formula="of:=AVERAGE([.C516:.C565])" office:value-type="float" office:value="123.104" calcext:value-type="float">
            <text:p>123,104</text:p>
          </table:table-cell>
          <table:table-cell table:formula="of:=AVERAGE([.D516:.D565])" office:value-type="float" office:value="2.122" calcext:value-type="float">
            <text:p>2,122</text:p>
          </table:table-cell>
          <table:table-cell table:number-columns-repeated="2"/>
          <table:table-cell table:formula="of:=AVERAGE([.G516:.G565])" office:value-type="float" office:value="26433.8571428571" calcext:value-type="float">
            <text:p>26433,8571428571</text:p>
          </table:table-cell>
          <table:table-cell table:formula="of:=AVERAGE([.H516:.H565])" office:value-type="float" office:value="112.922" calcext:value-type="float">
            <text:p>112,922</text:p>
          </table:table-cell>
          <table:table-cell table:formula="of:=AVERAGE([.I516:.I565])" office:value-type="float" office:value="2.01" calcext:value-type="float">
            <text:p>2,01</text:p>
          </table:table-cell>
          <table:table-cell table:number-columns-repeated="2"/>
          <table:table-cell table:formula="of:=AVERAGE([.L516:.L565])" office:value-type="float" office:value="39158.04" calcext:value-type="float">
            <text:p>39158,04</text:p>
          </table:table-cell>
          <table:table-cell table:formula="of:=AVERAGE([.M516:.M565])" office:value-type="float" office:value="89.152" calcext:value-type="float">
            <text:p>89,152</text:p>
          </table:table-cell>
          <table:table-cell table:formula="of:=AVERAGE([.N516:.N565])" office:value-type="float" office:value="4.952" calcext:value-type="float">
            <text:p>4,9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322.01396929476" calcext:value-type="float">
            <text:p>2322,01396929476</text:p>
          </table:table-cell>
          <table:table-cell table:formula="of:=STDEVP([.C516:.C565])" office:value-type="float" office:value="20.0550239092353" calcext:value-type="float">
            <text:p>20,0550239092353</text:p>
          </table:table-cell>
          <table:table-cell table:formula="of:=STDEVP([.D516:.D565])" office:value-type="float" office:value="0.216601015694756" calcext:value-type="float">
            <text:p>0,216601015694756</text:p>
          </table:table-cell>
          <table:table-cell table:number-columns-repeated="2"/>
          <table:table-cell table:formula="of:=STDEVP([.G516:.G565])" office:value-type="float" office:value="2128.46718344926" calcext:value-type="float">
            <text:p>2128,46718344926</text:p>
          </table:table-cell>
          <table:table-cell table:formula="of:=STDEVP([.H516:.H565])" office:value-type="float" office:value="14.0693182492969" calcext:value-type="float">
            <text:p>14,0693182492969</text:p>
          </table:table-cell>
          <table:table-cell table:formula="of:=STDEVP([.I516:.I565])" office:value-type="float" office:value="0.03" calcext:value-type="float">
            <text:p>0,03</text:p>
          </table:table-cell>
          <table:table-cell table:number-columns-repeated="2"/>
          <table:table-cell table:formula="of:=STDEVP([.L516:.L565])" office:value-type="float" office:value="101.524570425095" calcext:value-type="float">
            <text:p>101,524570425095</text:p>
          </table:table-cell>
          <table:table-cell table:formula="of:=STDEVP([.M516:.M565])" office:value-type="float" office:value="23.0703206739742" calcext:value-type="float">
            <text:p>23,0703206739742</text:p>
          </table:table-cell>
          <table:table-cell table:formula="of:=STDEVP([.N516:.N565])" office:value-type="float" office:value="0.213766227454198" calcext:value-type="float">
            <text:p>0,2137662274541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0953" calcext:value-type="float">
            <text:p>10953</text:p>
          </table:table-cell>
          <table:table-cell table:formula="of:=MEDIAN([.C466:.C515])" office:value-type="float" office:value="99" calcext:value-type="float">
            <text:p>99</text:p>
          </table:table-cell>
          <table:table-cell table:formula="of:=MEDIAN([.D466:.D515])" office:value-type="float" office:value="2.2" calcext:value-type="float">
            <text:p>2,2</text:p>
          </table:table-cell>
          <table:table-cell table:number-columns-repeated="2"/>
          <table:table-cell table:formula="of:=MEDIAN([.G466:.G515])" office:value-type="float" office:value="18287" calcext:value-type="float">
            <text:p>18287</text:p>
          </table:table-cell>
          <table:table-cell table:formula="of:=MEDIAN([.H466:.H515])" office:value-type="float" office:value="70" calcext:value-type="float">
            <text:p>70</text:p>
          </table:table-cell>
          <table:table-cell table:formula="of:=MEDIAN([.I466:.I515])" office:value-type="float" office:value="2" calcext:value-type="float">
            <text:p>2</text:p>
          </table:table-cell>
          <table:table-cell table:number-columns-repeated="2"/>
          <table:table-cell table:formula="of:=MEDIAN([.L466:.L515])" office:value-type="float" office:value="39216.5" calcext:value-type="float">
            <text:p>39216,5</text:p>
          </table:table-cell>
          <table:table-cell table:formula="of:=MEDIAN([.M466:.M515])" office:value-type="float" office:value="54.5" calcext:value-type="float">
            <text:p>54,5</text:p>
          </table:table-cell>
          <table:table-cell table:formula="of:=MEDIAN([.N466:.N515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4107" calcext:value-type="float">
            <text:p>4107</text:p>
          </table:table-cell>
          <table:table-cell table:formula="of:=MEDIAN([.C516:.C565])" office:value-type="float" office:value="117" calcext:value-type="float">
            <text:p>117</text:p>
          </table:table-cell>
          <table:table-cell table:formula="of:=MEDIAN([.D516:.D565])" office:value-type="float" office:value="2.1" calcext:value-type="float">
            <text:p>2,1</text:p>
          </table:table-cell>
          <table:table-cell table:number-columns-repeated="2"/>
          <table:table-cell table:formula="of:=MEDIAN([.G516:.G565])" office:value-type="float" office:value="27023.5" calcext:value-type="float">
            <text:p>27023,5</text:p>
          </table:table-cell>
          <table:table-cell table:formula="of:=MEDIAN([.H516:.H565])" office:value-type="float" office:value="116.9" calcext:value-type="float">
            <text:p>116,9</text:p>
          </table:table-cell>
          <table:table-cell table:formula="of:=MEDIAN([.I516:.I565])" office:value-type="float" office:value="2" calcext:value-type="float">
            <text:p>2</text:p>
          </table:table-cell>
          <table:table-cell table:number-columns-repeated="2"/>
          <table:table-cell table:formula="of:=MEDIAN([.L516:.L565])" office:value-type="float" office:value="39170" calcext:value-type="float">
            <text:p>39170</text:p>
          </table:table-cell>
          <table:table-cell table:formula="of:=MEDIAN([.M516:.M565])" office:value-type="float" office:value="102" calcext:value-type="float">
            <text:p>102</text:p>
          </table:table-cell>
          <table:table-cell table:formula="of:=MEDIAN([.N516:.N565])" office:value-type="float" office:value="5.1" calcext:value-type="float">
            <text:p>5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6:36:23.1393507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3M52S</meta:editing-duration>
    <meta:editing-cycles>16</meta:editing-cycles>
    <meta:generator>LibreOffice/6.0.7.3$Linux_X86_64 LibreOffice_project/00m0$Build-3</meta:generator>
    <dc:date>2020-10-04T17:42:05.337351114</dc:date>
    <meta:document-statistic meta:table-count="1" meta:cell-count="5080" meta:object-count="0"/>
  </office:meta>
</office:document-meta>
</file>